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uckSansProduct" svg:font-family="DuckSansProduct, apple-system, BlinkMacSystemFont, 'Segoe UI', Roboto, Oxygen-Sans, Ubuntu, Cantarell, 'Helvetica Neue', Arial, 'Noto Sans', sans-serif"/>
    <style:font-face style:name="Noto Sans Symbols" svg:font-family="'Noto Sans Symbols'"/>
    <style:font-face style:name="var sds-font-family-01" svg:font-family="'var sds-font-family-01'"/>
    <style:font-face style:name="Arial3"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fo:margin-left="0.2535in" fo:margin-top="0in" fo:margin-bottom="0in" fo:break-before="auto" fo:break-after="auto" table:align="left" style:writing-mode="page"/>
    </style:style>
    <style:style style:name="Table1.A" style:family="table-column">
      <style:table-column-properties style:column-width="2.3118in"/>
    </style:style>
    <style:style style:name="Table1.B" style:family="table-column">
      <style:table-column-properties style:column-width="2.25in"/>
    </style:style>
    <style:style style:name="Table1.C" style:family="table-column">
      <style:table-column-properties style:column-width="1.4382in"/>
    </style:style>
    <style:style style:name="Table1.1" style:family="table-row">
      <style:table-row-properties fo:keep-together="always"/>
    </style:style>
    <style:style style:name="Table1.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1.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3" style:family="table-row">
      <style:table-row-properties style:min-row-height="0.25in" fo:keep-together="always"/>
    </style:style>
    <style:style style:name="Table1.A3" style:family="table-cell">
      <style:table-cell-properties fo:padding-left="0.075in" fo:padding-right="0.075in" fo:padding-top="0in" fo:padding-bottom="0in" fo:border="0.5pt solid #999999"/>
    </style:style>
    <style:style style:name="Table1.C3" style:family="table-cell">
      <style:table-cell-properties fo:padding-left="0.075in" fo:padding-right="0.075in" fo:padding-top="0in" fo:padding-bottom="0in" fo:border="0.5pt solid #999999"/>
    </style:style>
    <style:style style:name="Table2" style:family="table">
      <style:table-properties style:width="6in" fo:margin-left="0.2535in" fo:margin-top="0in" fo:margin-bottom="0in" fo:break-before="auto" fo:break-after="auto" table:align="left" style:writing-mode="page"/>
    </style:style>
    <style:style style:name="Table2.A" style:family="table-column">
      <style:table-column-properties style:column-width="2.3118in"/>
    </style:style>
    <style:style style:name="Table2.B" style:family="table-column">
      <style:table-column-properties style:column-width="2.25in"/>
    </style:style>
    <style:style style:name="Table2.C" style:family="table-column">
      <style:table-column-properties style:column-width="1.4382in"/>
    </style:style>
    <style:style style:name="Table2.1" style:family="table-row">
      <style:table-row-properties fo:keep-together="always"/>
    </style:style>
    <style:style style:name="Table2.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2.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3" style:family="table-row">
      <style:table-row-properties style:min-row-height="0.25in" fo:keep-together="always"/>
    </style:style>
    <style:style style:name="Table2.A3" style:family="table-cell">
      <style:table-cell-properties fo:padding-left="0.075in" fo:padding-right="0.075in" fo:padding-top="0in" fo:padding-bottom="0in" fo:border="0.5pt solid #999999"/>
    </style:style>
    <style:style style:name="Table2.C3" style:family="table-cell">
      <style:table-cell-properties fo:padding-left="0.075in" fo:padding-right="0.075in" fo:padding-top="0in" fo:padding-bottom="0in" fo:border="0.5pt solid #999999"/>
    </style:style>
    <style:style style:name="Table3" style:family="table">
      <style:table-properties style:width="6in" fo:margin-left="0.2535in" fo:margin-top="0in" fo:margin-bottom="0in" fo:break-before="auto" fo:break-after="auto" table:align="left" style:writing-mode="page"/>
    </style:style>
    <style:style style:name="Table3.A" style:family="table-column">
      <style:table-column-properties style:column-width="2.3118in"/>
    </style:style>
    <style:style style:name="Table3.B" style:family="table-column">
      <style:table-column-properties style:column-width="2.25in"/>
    </style:style>
    <style:style style:name="Table3.C" style:family="table-column">
      <style:table-column-properties style:column-width="1.4382in"/>
    </style:style>
    <style:style style:name="Table3.1" style:family="table-row">
      <style:table-row-properties fo:keep-together="always"/>
    </style:style>
    <style:style style:name="Table3.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3.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3" style:family="table-row">
      <style:table-row-properties style:min-row-height="0.25in" fo:keep-together="always"/>
    </style:style>
    <style:style style:name="Table3.A3" style:family="table-cell">
      <style:table-cell-properties fo:padding-left="0.075in" fo:padding-right="0.075in" fo:padding-top="0in" fo:padding-bottom="0in" fo:border="0.5pt solid #999999"/>
    </style:style>
    <style:style style:name="Table3.C3" style:family="table-cell">
      <style:table-cell-properties fo:padding-left="0.075in" fo:padding-right="0.075in" fo:padding-top="0in" fo:padding-bottom="0in" fo:border="0.5pt solid #999999"/>
    </style:style>
    <style:style style:name="Table4" style:family="table">
      <style:table-properties style:width="6in" fo:margin-left="0.2535in" fo:margin-top="0in" fo:margin-bottom="0in" fo:break-before="auto" fo:break-after="auto" table:align="left" style:writing-mode="page"/>
    </style:style>
    <style:style style:name="Table4.A" style:family="table-column">
      <style:table-column-properties style:column-width="2.3118in"/>
    </style:style>
    <style:style style:name="Table4.B" style:family="table-column">
      <style:table-column-properties style:column-width="2.25in"/>
    </style:style>
    <style:style style:name="Table4.C" style:family="table-column">
      <style:table-column-properties style:column-width="1.4382in"/>
    </style:style>
    <style:style style:name="Table4.1" style:family="table-row">
      <style:table-row-properties fo:keep-together="always"/>
    </style:style>
    <style:style style:name="Table4.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4.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3" style:family="table-row">
      <style:table-row-properties style:min-row-height="0.25in" fo:keep-together="always"/>
    </style:style>
    <style:style style:name="Table4.A3" style:family="table-cell">
      <style:table-cell-properties fo:padding-left="0.075in" fo:padding-right="0.075in" fo:padding-top="0in" fo:padding-bottom="0in" fo:border="0.5pt solid #999999"/>
    </style:style>
    <style:style style:name="Table4.C3" style:family="table-cell">
      <style:table-cell-properties fo:padding-left="0.075in" fo:padding-right="0.075in" fo:padding-top="0in" fo:padding-bottom="0in" fo:border="0.5pt solid #999999"/>
    </style:style>
    <style:style style:name="Table5" style:family="table">
      <style:table-properties style:width="6.5313in" fo:margin-top="0in" fo:margin-bottom="0in" fo:break-before="auto" fo:break-after="auto" table:align="center" style:writing-mode="page"/>
    </style:style>
    <style:style style:name="Table5.A" style:family="table-column">
      <style:table-column-properties style:column-width="1.2618in"/>
    </style:style>
    <style:style style:name="Table5.B" style:family="table-column">
      <style:table-column-properties style:column-width="1.1965in"/>
    </style:style>
    <style:style style:name="Table5.C" style:family="table-column">
      <style:table-column-properties style:column-width="2.0354in"/>
    </style:style>
    <style:style style:name="Table5.D" style:family="table-column">
      <style:table-column-properties style:column-width="2.0375in"/>
    </style:style>
    <style:style style:name="Table5.1" style:family="table-row">
      <style:table-row-properties fo:keep-together="always"/>
    </style:style>
    <style:style style:name="Table5.A1" style:family="table-cell">
      <style:table-cell-properties style:vertical-align="" fo:background-color="#d9d9d9" fo:padding-left="0.075in" fo:padding-right="0.075in" fo:padding-top="0in" fo:padding-bottom="0in" fo:border="0.5pt solid #000000">
        <style:background-image/>
      </style:table-cell-properties>
    </style:style>
    <style:style style:name="Table5.A2" style:family="table-cell">
      <style:table-cell-properties style:vertical-align="" fo:padding-left="0.075in" fo:padding-right="0.075in" fo:padding-top="0in" fo:padding-bottom="0in" fo:border="0.5pt solid #000000"/>
    </style:style>
    <style:style style:name="Table5.B2" style:family="table-cell">
      <style:table-cell-properties style:vertical-align="" fo:padding-left="0.075in" fo:padding-right="0.075in" fo:padding-top="0in" fo:padding-bottom="0in" fo:border="0.5pt solid #000000"/>
    </style:style>
    <style:style style:name="Table5.C2" style:family="table-cell">
      <style:table-cell-properties style:vertical-align="" fo:padding-left="0.075in" fo:padding-right="0.075in" fo:padding-top="0in" fo:padding-bottom="0in" fo:border="0.5pt solid #000000"/>
    </style:style>
    <style:style style:name="Table5.D2" style:family="table-cell">
      <style:table-cell-properties style:vertical-align="" fo:padding-left="0.075in" fo:padding-right="0.075in" fo:padding-top="0in" fo:padding-bottom="0in" fo:border="0.5pt solid #000000"/>
    </style:style>
    <style:style style:name="Table5.A3" style:family="table-cell">
      <style:table-cell-properties style:vertical-align="" fo:padding-left="0.075in" fo:padding-right="0.075in" fo:padding-top="0in" fo:padding-bottom="0in" fo:border="0.5pt solid #000000"/>
    </style:style>
    <style:style style:name="Table5.B3" style:family="table-cell">
      <style:table-cell-properties style:vertical-align="" fo:padding-left="0.075in" fo:padding-right="0.075in" fo:padding-top="0in" fo:padding-bottom="0in" fo:border="0.5pt solid #000000"/>
    </style:style>
    <style:style style:name="Table5.C3" style:family="table-cell">
      <style:table-cell-properties style:vertical-align="" fo:padding-left="0.075in" fo:padding-right="0.075in" fo:padding-top="0in" fo:padding-bottom="0in" fo:border="0.5pt solid #000000"/>
    </style:style>
    <style:style style:name="Table5.D3" style:family="table-cell">
      <style:table-cell-properties style:vertical-align="" fo:padding-left="0.075in" fo:padding-right="0.075in" fo:padding-top="0in" fo:padding-bottom="0in" fo:border="0.5pt solid #000000"/>
    </style:style>
    <style:style style:name="Table5.A4" style:family="table-cell">
      <style:table-cell-properties style:vertical-align="" fo:padding-left="0.075in" fo:padding-right="0.075in" fo:padding-top="0in" fo:padding-bottom="0in" fo:border="0.5pt solid #000000"/>
    </style:style>
    <style:style style:name="Table5.B4" style:family="table-cell">
      <style:table-cell-properties style:vertical-align="" fo:padding-left="0.075in" fo:padding-right="0.075in" fo:padding-top="0in" fo:padding-bottom="0in" fo:border="0.5pt solid #000000"/>
    </style:style>
    <style:style style:name="Table5.C4" style:family="table-cell">
      <style:table-cell-properties style:vertical-align="" fo:padding-left="0.075in" fo:padding-right="0.075in" fo:padding-top="0in" fo:padding-bottom="0in" fo:border="0.5pt solid #000000"/>
    </style:style>
    <style:style style:name="Table5.D4" style:family="table-cell">
      <style:table-cell-properties style:vertical-align="" fo:padding-left="0.075in" fo:padding-right="0.075in" fo:padding-top="0in" fo:padding-bottom="0in" fo:border="0.5pt solid #000000"/>
    </style:style>
    <style:style style:name="Table5.A5" style:family="table-cell">
      <style:table-cell-properties style:vertical-align="" fo:padding-left="0.075in" fo:padding-right="0.075in" fo:padding-top="0in" fo:padding-bottom="0in" fo:border="0.5pt solid #000000"/>
    </style:style>
    <style:style style:name="Table5.B5" style:family="table-cell">
      <style:table-cell-properties style:vertical-align="" fo:padding-left="0.075in" fo:padding-right="0.075in" fo:padding-top="0in" fo:padding-bottom="0in" fo:border="0.5pt solid #000000"/>
    </style:style>
    <style:style style:name="Table5.C5" style:family="table-cell">
      <style:table-cell-properties style:vertical-align="" fo:padding-left="0.075in" fo:padding-right="0.075in" fo:padding-top="0in" fo:padding-bottom="0in" fo:border="0.5pt solid #000000"/>
    </style:style>
    <style:style style:name="Table5.D5" style:family="table-cell">
      <style:table-cell-properties style:vertical-align="" fo:padding-left="0.075in" fo:padding-right="0.075in" fo:padding-top="0in" fo:padding-bottom="0in" fo:border="0.5pt solid #000000"/>
    </style:style>
    <style:style style:name="Table5.A6" style:family="table-cell">
      <style:table-cell-properties style:vertical-align="" fo:padding-left="0.075in" fo:padding-right="0.075in" fo:padding-top="0in" fo:padding-bottom="0in" fo:border="0.5pt solid #000000"/>
    </style:style>
    <style:style style:name="Table5.B6" style:family="table-cell">
      <style:table-cell-properties style:vertical-align="" fo:padding-left="0.075in" fo:padding-right="0.075in" fo:padding-top="0in" fo:padding-bottom="0in" fo:border="0.5pt solid #000000"/>
    </style:style>
    <style:style style:name="Table5.C6" style:family="table-cell">
      <style:table-cell-properties style:vertical-align="" fo:padding-left="0.075in" fo:padding-right="0.075in" fo:padding-top="0in" fo:padding-bottom="0in" fo:border="0.5pt solid #000000"/>
    </style:style>
    <style:style style:name="Table5.D6" style:family="table-cell">
      <style:table-cell-properties style:vertical-align="" fo:padding-left="0.075in" fo:padding-right="0.075in" fo:padding-top="0in" fo:padding-bottom="0in" fo:border="0.5pt solid #000000"/>
    </style:style>
    <style:style style:name="Table6" style:family="table">
      <style:table-properties style:width="6.5313in" fo:margin-top="0in" fo:margin-bottom="0in" fo:break-before="auto" fo:break-after="auto" table:align="center" style:writing-mode="page"/>
    </style:style>
    <style:style style:name="Table6.A" style:family="table-column">
      <style:table-column-properties style:column-width="3.816in"/>
    </style:style>
    <style:style style:name="Table6.B" style:family="table-column">
      <style:table-column-properties style:column-width="1.3569in"/>
    </style:style>
    <style:style style:name="Table6.C" style:family="table-column">
      <style:table-column-properties style:column-width="1.3583in"/>
    </style:style>
    <style:style style:name="Table6.1" style:family="table-row">
      <style:table-row-properties fo:keep-together="always"/>
    </style:style>
    <style:style style:name="Table6.A1" style:family="table-cell">
      <style:table-cell-properties style:vertical-align="" fo:background-color="#d9d9d9" fo:padding-left="0.075in" fo:padding-right="0.075in" fo:padding-top="0in" fo:padding-bottom="0in" fo:border="0.5pt solid #000000">
        <style:background-image/>
      </style:table-cell-properties>
    </style:style>
    <style:style style:name="Table6.A2" style:family="table-cell">
      <style:table-cell-properties style:vertical-align="" fo:padding-left="0.075in" fo:padding-right="0.075in" fo:padding-top="0in" fo:padding-bottom="0in" fo:border="0.5pt solid #000000"/>
    </style:style>
    <style:style style:name="Table6.B2" style:family="table-cell">
      <style:table-cell-properties style:vertical-align="" fo:padding-left="0.075in" fo:padding-right="0.075in" fo:padding-top="0in" fo:padding-bottom="0in" fo:border="0.5pt solid #000000"/>
    </style:style>
    <style:style style:name="Table6.C2" style:family="table-cell">
      <style:table-cell-properties style:vertical-align="" fo:padding-left="0.075in" fo:padding-right="0.075in" fo:padding-top="0in" fo:padding-bottom="0in" fo:border="0.5pt solid #000000"/>
    </style:style>
    <style:style style:name="Table6.A3" style:family="table-cell">
      <style:table-cell-properties style:vertical-align="" fo:padding-left="0.075in" fo:padding-right="0.075in" fo:padding-top="0in" fo:padding-bottom="0in" fo:border="0.5pt solid #000000"/>
    </style:style>
    <style:style style:name="Table6.B3" style:family="table-cell">
      <style:table-cell-properties style:vertical-align="" fo:padding-left="0.075in" fo:padding-right="0.075in" fo:padding-top="0in" fo:padding-bottom="0in" fo:border="0.5pt solid #000000"/>
    </style:style>
    <style:style style:name="Table6.C3" style:family="table-cell">
      <style:table-cell-properties style:vertical-align="" fo:padding-left="0.075in" fo:padding-right="0.075in" fo:padding-top="0in" fo:padding-bottom="0in" fo:border="0.5pt solid #000000"/>
    </style:style>
    <style:style style:name="Table6.A4" style:family="table-cell">
      <style:table-cell-properties style:vertical-align="" fo:padding-left="0.075in" fo:padding-right="0.075in" fo:padding-top="0in" fo:padding-bottom="0in" fo:border="0.5pt solid #000000"/>
    </style:style>
    <style:style style:name="Table6.B4" style:family="table-cell">
      <style:table-cell-properties style:vertical-align="" fo:padding-left="0.075in" fo:padding-right="0.075in" fo:padding-top="0in" fo:padding-bottom="0in" fo:border="0.5pt solid #000000"/>
    </style:style>
    <style:style style:name="Table6.C4" style:family="table-cell">
      <style:table-cell-properties style:vertical-align="" fo:padding-left="0.075in" fo:padding-right="0.075in" fo:padding-top="0in" fo:padding-bottom="0in" fo:border="0.5pt solid #000000"/>
    </style:style>
    <style:style style:name="Table6.A5" style:family="table-cell">
      <style:table-cell-properties style:vertical-align="" fo:padding-left="0.075in" fo:padding-right="0.075in" fo:padding-top="0in" fo:padding-bottom="0in" fo:border="0.5pt solid #000000"/>
    </style:style>
    <style:style style:name="Table6.B5" style:family="table-cell">
      <style:table-cell-properties style:vertical-align="" fo:padding-left="0.075in" fo:padding-right="0.075in" fo:padding-top="0in" fo:padding-bottom="0in" fo:border="0.5pt solid #000000"/>
    </style:style>
    <style:style style:name="Table6.C5" style:family="table-cell">
      <style:table-cell-properties style:vertical-align="" fo:padding-left="0.075in" fo:padding-right="0.075in" fo:padding-top="0in" fo:padding-bottom="0in" fo:border="0.5pt solid #000000"/>
    </style:style>
    <style:style style:name="Table6.A6" style:family="table-cell">
      <style:table-cell-properties style:vertical-align="" fo:padding-left="0.075in" fo:padding-right="0.075in" fo:padding-top="0in" fo:padding-bottom="0in" fo:border="0.5pt solid #000000"/>
    </style:style>
    <style:style style:name="Table6.B6" style:family="table-cell">
      <style:table-cell-properties style:vertical-align="" fo:padding-left="0.075in" fo:padding-right="0.075in" fo:padding-top="0in" fo:padding-bottom="0in" fo:border="0.5pt solid #000000"/>
    </style:style>
    <style:style style:name="Table6.C6" style:family="table-cell">
      <style:table-cell-properties style:vertical-align="" fo:padding-left="0.075in" fo:padding-right="0.075in" fo:padding-top="0in" fo:padding-bottom="0in" fo:border="0.5pt solid #000000"/>
    </style:style>
    <style:style style:name="Table7" style:family="table">
      <style:table-properties style:width="6.5313in" fo:margin-top="0in" fo:margin-bottom="0in" fo:break-before="auto" fo:break-after="auto" table:align="center" style:writing-mode="page"/>
    </style:style>
    <style:style style:name="Table7.A" style:family="table-column">
      <style:table-column-properties style:column-width="0.8181in"/>
    </style:style>
    <style:style style:name="Table7.B" style:family="table-column">
      <style:table-column-properties style:column-width="1.234in"/>
    </style:style>
    <style:style style:name="Table7.C" style:family="table-column">
      <style:table-column-properties style:column-width="0.4063in"/>
    </style:style>
    <style:style style:name="Table7.D" style:family="table-column">
      <style:table-column-properties style:column-width="1.3576in"/>
    </style:style>
    <style:style style:name="Table7.E" style:family="table-column">
      <style:table-column-properties style:column-width="1.3569in"/>
    </style:style>
    <style:style style:name="Table7.F" style:family="table-column">
      <style:table-column-properties style:column-width="0.1917in"/>
    </style:style>
    <style:style style:name="Table7.G" style:family="table-column">
      <style:table-column-properties style:column-width="1.1667in"/>
    </style:style>
    <style:style style:name="Table7.1" style:family="table-row">
      <style:table-row-properties fo:keep-together="always"/>
    </style:style>
    <style:style style:name="Table7.A1" style:family="table-cell">
      <style:table-cell-properties style:vertical-align="" fo:background-color="#d9d9d9" fo:padding-left="0.075in" fo:padding-right="0.075in" fo:padding-top="0in" fo:padding-bottom="0in" fo:border="0.5pt solid #000000">
        <style:background-image/>
      </style:table-cell-properties>
    </style:style>
    <style:style style:name="Table7.A2" style:family="table-cell">
      <style:table-cell-properties style:vertical-align="" fo:padding-left="0.075in" fo:padding-right="0.075in" fo:padding-top="0in" fo:padding-bottom="0in" fo:border="0.5pt solid #000000"/>
    </style:style>
    <style:style style:name="Table7.D2" style:family="table-cell">
      <style:table-cell-properties style:vertical-align="" fo:padding-left="0.075in" fo:padding-right="0.075in" fo:padding-top="0in" fo:padding-bottom="0in" fo:border="0.5pt solid #000000"/>
    </style:style>
    <style:style style:name="Table7.E2" style:family="table-cell">
      <style:table-cell-properties style:vertical-align="" fo:padding-left="0.075in" fo:padding-right="0.075in" fo:padding-top="0in" fo:padding-bottom="0in" fo:border="0.5pt solid #000000"/>
    </style:style>
    <style:style style:name="Table7.F2" style:family="table-cell">
      <style:table-cell-properties style:vertical-align="" fo:padding-left="0.075in" fo:padding-right="0.075in" fo:padding-top="0in" fo:padding-bottom="0in" fo:border="0.5pt solid #000000"/>
    </style:style>
    <style:style style:name="Table7.A3" style:family="table-cell">
      <style:table-cell-properties style:vertical-align="" fo:padding-left="0.075in" fo:padding-right="0.075in" fo:padding-top="0in" fo:padding-bottom="0in" fo:border="0.5pt solid #000000"/>
    </style:style>
    <style:style style:name="Table7.D3" style:family="table-cell">
      <style:table-cell-properties style:vertical-align="" fo:padding-left="0.075in" fo:padding-right="0.075in" fo:padding-top="0in" fo:padding-bottom="0in" fo:border="0.5pt solid #000000"/>
    </style:style>
    <style:style style:name="Table7.E3" style:family="table-cell">
      <style:table-cell-properties style:vertical-align="" fo:padding-left="0.075in" fo:padding-right="0.075in" fo:padding-top="0in" fo:padding-bottom="0in" fo:border="0.5pt solid #000000"/>
    </style:style>
    <style:style style:name="Table7.F3" style:family="table-cell">
      <style:table-cell-properties style:vertical-align="" fo:padding-left="0.075in" fo:padding-right="0.075in" fo:padding-top="0in" fo:padding-bottom="0in" fo:border="0.5pt solid #000000"/>
    </style:style>
    <style:style style:name="Table7.A4" style:family="table-cell">
      <style:table-cell-properties style:vertical-align="" fo:padding-left="0.075in" fo:padding-right="0.075in" fo:padding-top="0in" fo:padding-bottom="0in" fo:border="0.5pt solid #000000"/>
    </style:style>
    <style:style style:name="Table7.D4" style:family="table-cell">
      <style:table-cell-properties style:vertical-align="" fo:padding-left="0.075in" fo:padding-right="0.075in" fo:padding-top="0in" fo:padding-bottom="0in" fo:border="0.5pt solid #000000"/>
    </style:style>
    <style:style style:name="Table7.E4" style:family="table-cell">
      <style:table-cell-properties style:vertical-align="" fo:padding-left="0.075in" fo:padding-right="0.075in" fo:padding-top="0in" fo:padding-bottom="0in" fo:border="0.5pt solid #000000"/>
    </style:style>
    <style:style style:name="Table7.F4" style:family="table-cell">
      <style:table-cell-properties style:vertical-align="" fo:padding-left="0.075in" fo:padding-right="0.075in" fo:padding-top="0in" fo:padding-bottom="0in" fo:border="0.5pt solid #000000"/>
    </style:style>
    <style:style style:name="Table7.A5" style:family="table-cell">
      <style:table-cell-properties style:vertical-align="" fo:padding-left="0.075in" fo:padding-right="0.075in" fo:padding-top="0in" fo:padding-bottom="0in" fo:border="0.5pt solid #000000"/>
    </style:style>
    <style:style style:name="Table7.D5" style:family="table-cell">
      <style:table-cell-properties style:vertical-align="" fo:padding-left="0.075in" fo:padding-right="0.075in" fo:padding-top="0in" fo:padding-bottom="0in" fo:border="0.5pt solid #000000"/>
    </style:style>
    <style:style style:name="Table7.E5" style:family="table-cell">
      <style:table-cell-properties style:vertical-align="" fo:padding-left="0.075in" fo:padding-right="0.075in" fo:padding-top="0in" fo:padding-bottom="0in" fo:border="0.5pt solid #000000"/>
    </style:style>
    <style:style style:name="Table7.F5" style:family="table-cell">
      <style:table-cell-properties style:vertical-align="" fo:padding-left="0.075in" fo:padding-right="0.075in" fo:padding-top="0in" fo:padding-bottom="0in" fo:border="0.5pt solid #000000"/>
    </style:style>
    <style:style style:name="Table7.A6" style:family="table-cell">
      <style:table-cell-properties style:vertical-align="" fo:padding-left="0.075in" fo:padding-right="0.075in" fo:padding-top="0in" fo:padding-bottom="0in" fo:border="0.5pt solid #000000"/>
    </style:style>
    <style:style style:name="Table7.D6" style:family="table-cell">
      <style:table-cell-properties style:vertical-align="" fo:padding-left="0.075in" fo:padding-right="0.075in" fo:padding-top="0in" fo:padding-bottom="0in" fo:border="0.5pt solid #000000"/>
    </style:style>
    <style:style style:name="Table7.E6" style:family="table-cell">
      <style:table-cell-properties style:vertical-align="" fo:padding-left="0.075in" fo:padding-right="0.075in" fo:padding-top="0in" fo:padding-bottom="0in" fo:border="0.5pt solid #000000"/>
    </style:style>
    <style:style style:name="Table7.F6" style:family="table-cell">
      <style:table-cell-properties style:vertical-align="" fo:padding-left="0.075in" fo:padding-right="0.075in" fo:padding-top="0in" fo:padding-bottom="0in" fo:border="0.5pt solid #000000"/>
    </style:style>
    <style:style style:name="Table7.7" style:family="table-row">
      <style:table-row-properties fo:keep-together="auto"/>
    </style:style>
    <style:style style:name="Table7.A7" style:family="table-cell">
      <style:table-cell-properties style:vertical-align="" fo:padding-left="0.075in" fo:padding-right="0.075in" fo:padding-top="0in" fo:padding-bottom="0in" fo:border="0.5pt solid #000000"/>
    </style:style>
    <style:style style:name="Table7.B7" style:family="table-cell">
      <style:table-cell-properties style:vertical-align="" fo:padding-left="0.075in" fo:padding-right="0.075in" fo:padding-top="0in" fo:padding-bottom="0in" fo:border="0.5pt solid #000000"/>
    </style:style>
    <style:style style:name="Table7.C7" style:family="table-cell">
      <style:table-cell-properties style:vertical-align="" fo:padding-left="0.075in" fo:padding-right="0.075in" fo:padding-top="0in" fo:padding-bottom="0in" fo:border="0.5pt solid #000000"/>
    </style:style>
    <style:style style:name="Table7.G7" style:family="table-cell">
      <style:table-cell-properties style:vertical-align="" fo:padding-left="0.075in" fo:padding-right="0.075in" fo:padding-top="0in" fo:padding-bottom="0in" fo:border="0.5pt solid #000000"/>
    </style:style>
    <style:style style:name="Table8" style:family="table">
      <style:table-properties style:width="6.5313in" fo:margin-top="0in" fo:margin-bottom="0in" fo:break-before="auto" fo:break-after="auto" table:align="center" style:writing-mode="page"/>
    </style:style>
    <style:style style:name="Table8.A" style:family="table-column">
      <style:table-column-properties style:column-width="6.5313in"/>
    </style:style>
    <style:style style:name="Table8.1" style:family="table-row">
      <style:table-row-properties fo:keep-together="always"/>
    </style:style>
    <style:style style:name="Table8.A1" style:family="table-cell">
      <style:table-cell-properties style:vertical-align="" fo:background-color="#d9d9d9" fo:padding-left="0.075in" fo:padding-right="0.075in" fo:padding-top="0in" fo:padding-bottom="0in" fo:border="0.5pt solid #000000">
        <style:background-image/>
      </style:table-cell-properties>
    </style:style>
    <style:style style:name="Table8.A2" style:family="table-cell">
      <style:table-cell-properties style:vertical-align="" fo:padding-left="0.075in" fo:padding-right="0.075in" fo:padding-top="0in" fo:padding-bottom="0in" fo:border="0.5pt solid #000000"/>
    </style:style>
    <style:style style:name="Table8.A3" style:family="table-cell">
      <style:table-cell-properties style:vertical-align="" fo:padding-left="0.075in" fo:padding-right="0.075in" fo:padding-top="0in" fo:padding-bottom="0in" fo:border="0.5pt solid #000000"/>
    </style:style>
    <style:style style:name="Table8.A4" style:family="table-cell">
      <style:table-cell-properties style:vertical-align="" fo:padding-left="0.075in" fo:padding-right="0.075in" fo:padding-top="0in" fo:padding-bottom="0in" fo:border="0.5pt solid #000000"/>
    </style:style>
    <style:style style:name="Table9" style:family="table">
      <style:table-properties style:width="6.5313in" fo:margin-top="0in" fo:margin-bottom="0in" fo:break-before="auto" fo:break-after="auto" table:align="center" style:writing-mode="page"/>
    </style:style>
    <style:style style:name="Table9.A" style:family="table-column">
      <style:table-column-properties style:column-width="6.5313in"/>
    </style:style>
    <style:style style:name="Table9.1" style:family="table-row">
      <style:table-row-properties fo:keep-together="always"/>
    </style:style>
    <style:style style:name="Table9.A1" style:family="table-cell">
      <style:table-cell-properties style:vertical-align="" fo:background-color="#d9d9d9" fo:padding-left="0.075in" fo:padding-right="0.075in" fo:padding-top="0in" fo:padding-bottom="0in" fo:border="0.5pt solid #000000">
        <style:background-image/>
      </style:table-cell-properties>
    </style:style>
    <style:style style:name="Table9.A2" style:family="table-cell">
      <style:table-cell-properties style:vertical-align="" fo:padding-left="0.075in" fo:padding-right="0.075in" fo:padding-top="0in" fo:padding-bottom="0in" fo:border="0.5pt solid #000000"/>
    </style:style>
    <style:style style:name="Table9.A3" style:family="table-cell">
      <style:table-cell-properties style:vertical-align="" fo:padding-left="0.075in" fo:padding-right="0.075in" fo:padding-top="0in" fo:padding-bottom="0in" fo:border="0.5pt solid #000000"/>
    </style:style>
    <style:style style:name="Table9.A4" style:family="table-cell">
      <style:table-cell-properties style:vertical-align="" fo:padding-left="0.075in" fo:padding-right="0.075in" fo:padding-top="0in" fo:padding-bottom="0in" fo:border="0.5pt solid #000000"/>
    </style:style>
    <style:style style:name="Table10" style:family="table">
      <style:table-properties style:width="6.5313in" fo:margin-top="0in" fo:margin-bottom="0in" fo:break-before="auto" fo:break-after="auto" table:align="center" style:writing-mode="page"/>
    </style:style>
    <style:style style:name="Table10.A" style:family="table-column">
      <style:table-column-properties style:column-width="3.2653in"/>
    </style:style>
    <style:style style:name="Table10.B" style:family="table-column">
      <style:table-column-properties style:column-width="3.266in"/>
    </style:style>
    <style:style style:name="Table10.1" style:family="table-row">
      <style:table-row-properties fo:keep-together="always"/>
    </style:style>
    <style:style style:name="Table10.A1" style:family="table-cell">
      <style:table-cell-properties style:vertical-align="" fo:background-color="#d9d9d9" fo:padding-left="0.075in" fo:padding-right="0.075in" fo:padding-top="0in" fo:padding-bottom="0in" fo:border="0.5pt solid #000000">
        <style:background-image/>
      </style:table-cell-properties>
    </style:style>
    <style:style style:name="Table10.A2" style:family="table-cell">
      <style:table-cell-properties style:vertical-align="" fo:padding-left="0.075in" fo:padding-right="0.075in" fo:padding-top="0in" fo:padding-bottom="0in" fo:border="0.5pt solid #000000"/>
    </style:style>
    <style:style style:name="Table10.B2" style:family="table-cell">
      <style:table-cell-properties style:vertical-align="" fo:padding-left="0.075in" fo:padding-right="0.075in" fo:padding-top="0in" fo:padding-bottom="0in" fo:border="0.5pt solid #000000"/>
    </style:style>
    <style:style style:name="Table10.A3" style:family="table-cell">
      <style:table-cell-properties style:vertical-align="" fo:padding-left="0.075in" fo:padding-right="0.075in" fo:padding-top="0in" fo:padding-bottom="0in" fo:border="0.5pt solid #000000"/>
    </style:style>
    <style:style style:name="Table10.B3" style:family="table-cell">
      <style:table-cell-properties style:vertical-align="" fo:padding-left="0.075in" fo:padding-right="0.075in" fo:padding-top="0in" fo:padding-bottom="0in" fo:border="0.5pt solid #000000"/>
    </style:style>
    <style:style style:name="Table10.A4" style:family="table-cell">
      <style:table-cell-properties style:vertical-align="" fo:padding-left="0.075in" fo:padding-right="0.075in" fo:padding-top="0in" fo:padding-bottom="0in" fo:border="0.5pt solid #000000"/>
    </style:style>
    <style:style style:name="Table10.B4" style:family="table-cell">
      <style:table-cell-properties style:vertical-align="" fo:padding-left="0.075in" fo:padding-right="0.075in" fo:padding-top="0in" fo:padding-bottom="0in" fo:border="0.5pt solid #000000"/>
    </style:style>
    <style:style style:name="Table10.A5" style:family="table-cell">
      <style:table-cell-properties style:vertical-align="" fo:padding-left="0.075in" fo:padding-right="0.075in" fo:padding-top="0in" fo:padding-bottom="0in" fo:border="0.5pt solid #000000"/>
    </style:style>
    <style:style style:name="Table10.B5" style:family="table-cell">
      <style:table-cell-properties style:vertical-align="" fo:padding-left="0.075in" fo:padding-right="0.075in" fo:padding-top="0in" fo:padding-bottom="0in" fo:border="0.5pt solid #000000"/>
    </style:style>
    <style:style style:name="Table10.A6" style:family="table-cell">
      <style:table-cell-properties style:vertical-align="" fo:padding-left="0.075in" fo:padding-right="0.075in" fo:padding-top="0in" fo:padding-bottom="0in" fo:border="0.5pt solid #000000"/>
    </style:style>
    <style:style style:name="Table10.B6" style:family="table-cell">
      <style:table-cell-properties style:vertical-align="" fo:padding-left="0.075in" fo:padding-right="0.075in" fo:padding-top="0in" fo:padding-bottom="0in" fo:border="0.5pt solid #000000"/>
    </style:style>
    <style:style style:name="P1"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style:font-name-asian="Helvetica Neue1" style:font-size-asian="10pt" style:font-style-asian="normal" style:font-weight-asian="normal" style:font-name-complex="Helvetica Neue1" style:font-size-complex="10pt"/>
    </style:style>
    <style:style style:name="P2"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style>
    <style:style style:name="P3"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officeooo:paragraph-rsid="0009e164" fo:background-color="transparent" style:font-name-asian="Helvetica Neue1" style:font-size-asian="10pt" style:font-style-asian="normal" style:font-weight-asian="normal" style:font-name-complex="Helvetica Neue1" style:font-size-complex="10pt"/>
    </style:style>
    <style:style style:name="P4"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P5"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P6"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P7"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P8"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style>
    <style:style style:name="P9"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officeooo:paragraph-rsid="0009e164"/>
    </style:style>
    <style:style style:name="P10"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P11" style:family="paragraph" style:parent-style-name="normal">
      <loext:graphic-properties draw:fill="none" draw:fill-color="#ffffff"/>
      <style:paragraph-properties fo:margin-left="0in" fo:margin-right="0in" fo:margin-top="0.4165in" fo:margin-bottom="0in" style:contextual-spacing="false" fo:line-height="90%" fo:text-align="end"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2"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s>
      </style:paragraph-properties>
    </style:style>
    <style:style style:name="P13"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style>
    <style:style style:name="P14"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15"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11fd17" officeooo:paragraph-rsid="0011fd17" fo:background-color="transparent" style:font-name-asian="Arial1" style:font-size-asian="10pt" style:font-style-asian="normal" style:font-weight-asian="normal" style:font-name-complex="Arial1" style:font-size-complex="10pt"/>
    </style:style>
    <style:style style:name="P16"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13ef10" officeooo:paragraph-rsid="0013ef10" fo:background-color="transparent" style:font-name-asian="Arial1" style:font-size-asian="10pt" style:font-style-asian="normal" style:font-weight-asian="normal" style:font-name-complex="Arial1" style:font-size-complex="10pt"/>
    </style:style>
    <style:style style:name="P17" style:family="paragraph" style:parent-style-name="normal">
      <loext:graphic-properties draw:fill="none" draw:fill-color="#ffffff"/>
      <style:paragraph-properties fo:margin-left="0in" fo:margin-right="0in" fo:margin-top="0.0835in" fo:margin-bottom="0.0835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4165in"/>
          <style:tab-stop style:position="0.7874in"/>
          <style:tab-stop style:position="6.4929in" style:type="right" style:leader-style="dotted" style:leader-text="."/>
        </style:tab-stops>
      </style:paragraph-properties>
    </style:style>
    <style:style style:name="P18" style:family="paragraph" style:parent-style-name="Heading_20_2">
      <style:paragraph-properties fo:margin-left="0in" fo:margin-right="0in" fo:margin-top="0in" fo:margin-bottom="0.0972in" style:contextual-spacing="false" fo:orphans="2" fo:widows="2" fo:text-indent="0in" style:auto-text-indent="false" fo:padding="0in" fo:border="none">
        <style:tab-stops>
          <style:tab-stop style:position="0.7874in"/>
        </style:tab-stops>
      </style:paragraph-properties>
      <style:text-properties fo:font-variant="normal" fo:text-transform="none" fo:color="#222222" loext:opacity="100%" style:text-position="0% 100%" style:font-name="DuckSansProduct" fo:font-style="normal" fo:font-weight="normal"/>
    </style:style>
    <style:style style:name="P19" style:family="paragraph" style:parent-style-name="Text_20_body">
      <style:paragraph-properties fo:margin-left="0in" fo:margin-right="0in" fo:margin-top="0in" fo:margin-bottom="0.0972in" style:contextual-spacing="false" fo:line-height="150%" fo:orphans="2" fo:widows="2" fo:text-indent="0in" style:auto-text-indent="false" fo:padding="0in" fo:border="none"/>
      <style:text-properties fo:font-variant="normal" fo:text-transform="none" fo:color="#222222" loext:opacity="100%" style:font-name="DuckSansProduct" fo:letter-spacing="normal" fo:font-style="normal" fo:font-weight="normal"/>
    </style:style>
    <style:style style:name="P20" style:family="paragraph" style:parent-style-name="Heading_20_3">
      <style:paragraph-properties fo:margin-left="0in" fo:margin-right="0in" fo:orphans="2" fo:widows="2" fo:text-indent="0in" style:auto-text-indent="false" fo:padding="0in" fo:border="none"/>
      <style:text-properties fo:font-variant="normal" fo:text-transform="none" fo:color="#222222" loext:opacity="100%" style:font-name="DuckSansProduct" fo:font-style="normal" fo:font-weight="normal"/>
    </style:style>
    <style:style style:name="P21"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bold" fo:background-color="transparent" style:font-name-asian="Arial1" style:font-size-asian="8pt" style:font-style-asian="normal" style:font-weight-asian="bold" style:font-name-complex="Arial1" style:font-size-complex="8pt"/>
    </style:style>
    <style:style style:name="P22"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1" style:font-size-asian="8pt" style:font-style-asian="normal" style:font-weight-asian="normal" style:font-name-complex="Arial1" style:font-size-complex="8pt"/>
    </style:style>
    <style:style style:name="P23"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lways"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bold" fo:background-color="transparent" style:font-name-asian="Arial1" style:font-size-asian="8pt" style:font-style-asian="normal" style:font-weight-asian="bold" style:font-name-complex="Arial1" style:font-size-complex="8pt"/>
    </style:style>
    <style:style style:name="P24"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lways"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1" style:font-size-asian="8pt" style:font-style-asian="normal" style:font-weight-asian="normal" style:font-name-complex="Arial1" style:font-size-complex="8pt"/>
    </style:style>
    <style:style style:name="P25" style:family="paragraph" style:parent-style-name="Text_20_body">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222222" loext:opacity="100%" style:font-name="DuckSansProduct" fo:letter-spacing="normal" fo:font-style="normal" fo:font-weight="normal"/>
    </style:style>
    <style:style style:name="P26" style:family="paragraph" style:parent-style-name="normal">
      <loext:graphic-properties draw:fill="none" draw:fill-color="#ffffff"/>
      <style:paragraph-properties fo:margin-left="0in" fo:margin-right="0in" fo:margin-top="0.1945in" fo:margin-bottom="0.1665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3.8752in" style:type="right"/>
        </style:tab-stops>
      </style:paragraph-properties>
      <style:text-properties fo:color="#98968a" loext:opacity="100%" style:font-name="Helvetica Neue" fo:font-size="20pt" fo:font-weight="bold" style:font-name-asian="Helvetica Neue1" style:font-size-asian="20pt" style:font-weight-asian="bold" style:font-name-complex="Helvetica Neue1" style:font-size-complex="20pt"/>
    </style:style>
    <style:style style:name="P27" style:family="paragraph" style:parent-style-name="normal">
      <loext:graphic-properties draw:fill="none" draw:fill-color="#ffffff"/>
      <style:paragraph-properties fo:margin-left="0in" fo:margin-right="0in" fo:margin-top="0.1945in" fo:margin-bottom="0.1665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3.8752in" style:type="right"/>
        </style:tab-stops>
      </style:paragraph-properties>
      <style:text-properties fo:color="#98968a" loext:opacity="100%" style:font-name="Helvetica Neue" fo:font-size="28pt" fo:font-weight="bold" style:font-name-asian="Helvetica Neue1" style:font-size-asian="28pt" style:font-weight-asian="bold" style:font-name-complex="Helvetica Neue1" style:font-size-complex="28pt"/>
    </style:style>
    <style:style style:name="P28" style:family="paragraph" style:parent-style-name="normal">
      <loext:graphic-properties draw:fill="none" draw:fill-color="#ffffff"/>
      <style:paragraph-properties fo:margin-left="0in" fo:margin-right="0in" fo:margin-top="0in" fo:margin-bottom="0.166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lways" style:join-border="false"/>
      <style:text-properties fo:font-variant="normal" fo:text-transform="none" fo:color="#98968a" loext:opacity="100%" style:text-line-through-style="none" style:text-line-through-type="none" style:text-position="0% 100%" style:font-name="Helvetica Neue" fo:font-size="24pt" fo:font-style="normal" style:text-underline-style="none" fo:font-weight="bold" fo:background-color="transparent" style:font-name-asian="Helvetica Neue1" style:font-size-asian="24pt" style:font-style-asian="normal" style:font-weight-asian="bold" style:font-name-complex="Helvetica Neue1" style:font-size-complex="24pt"/>
    </style:style>
    <style:style style:name="P29" style:family="paragraph" style:parent-style-name="normal">
      <loext:graphic-properties draw:fill="none" draw:fill-color="#ffffff"/>
      <style:paragraph-properties fo:margin-left="0in" fo:margin-right="0in" fo:margin-top="0.3335in" fo:margin-bottom="0.0835in" style:contextual-spacing="false" fo:line-height="100%"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74pt solid #000000" fo:border-bottom="none" style:shadow="none" fo:keep-with-next="always" style:join-border="false"/>
      <style:text-properties fo:font-variant="normal" fo:text-transform="none" fo:color="#000080" loext:opacity="100%" style:text-line-through-style="none" style:text-line-through-type="none" style:text-position="0% 100%" style:font-name="Arial" fo:font-size="16pt" fo:font-style="normal" style:text-underline-style="none" fo:font-weight="bold" fo:background-color="transparent" style:font-name-asian="Arial1" style:font-size-asian="16pt" style:font-style-asian="normal" style:font-weight-asian="bold" style:font-name-complex="Arial1" style:font-size-complex="16pt"/>
    </style:style>
    <style:style style:name="P30" style:family="paragraph" style:parent-style-name="normal">
      <style:paragraph-properties>
        <style:tab-stops>
          <style:tab-stop style:position="0.7874in"/>
        </style:tab-stops>
      </style:paragraph-properties>
      <style:text-properties style:text-position="0% 100%"/>
    </style:style>
    <style:style style:name="P31" style:family="paragraph" style:parent-style-name="normal">
      <style:paragraph-properties>
        <style:tab-stops>
          <style:tab-stop style:position="0.7874in"/>
        </style:tab-stops>
      </style:paragraph-properties>
    </style:style>
    <style:style style:name="P32" style:family="paragraph" style:parent-style-name="normal">
      <loext:graphic-properties draw:fill="none" draw:fill-color="#ffffff"/>
      <style:paragraph-properties fo:margin-left="0.3937in" fo:margin-right="0.3937in" fo:margin-top="0in" fo:margin-bottom="0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33" style:family="paragraph" style:parent-style-name="normal">
      <loext:graphic-properties draw:fill="none" draw:fill-color="#ffffff"/>
      <style:paragraph-properties fo:margin-left="0.3937in" fo:margin-right="0.3937in" fo:margin-top="0in" fo:margin-bottom="0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size="8pt" fo:font-style="italic" style:font-size-asian="8pt" style:font-style-asian="italic" style:font-size-complex="8pt"/>
    </style:style>
    <style:style style:name="P34" style:family="paragraph" style:parent-style-name="normal">
      <loext:graphic-properties draw:fill="none" draw:fill-color="#ffffff"/>
      <style:paragraph-properties fo:margin-left="0.3937in" fo:margin-right="0.3937in" fo:margin-top="0in" fo:margin-bottom="0.6252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35" style:family="paragraph" style:parent-style-name="normal">
      <loext:graphic-properties draw:fill="none" draw:fill-color="#ffffff"/>
      <style:paragraph-properties fo:margin-left="0.3937in" fo:margin-right="0.7874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36" style:family="paragraph" style:parent-style-name="normal">
      <loext:graphic-properties draw:fill="none" draw:fill-color="#ffffff"/>
      <style:paragraph-properties fo:margin-left="0.3937in" fo:margin-right="0.7874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1" style:font-size-asian="8pt" style:font-style-asian="normal" style:font-weight-asian="normal" style:font-name-complex="Arial1" style:font-size-complex="8pt"/>
    </style:style>
    <style:style style:name="P37" style:family="paragraph" style:parent-style-name="normal">
      <loext:graphic-properties draw:fill="none" draw:fill-color="#ffffff"/>
      <style:paragraph-properties fo:margin-left="0.1in" fo:margin-right="0in" fo:margin-top="0.0835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5555in"/>
          <style:tab-stop style:position="0.7874in"/>
          <style:tab-stop style:position="6.4929in" style:type="right" style:leader-style="dotted" style:leader-text="."/>
        </style:tab-stops>
      </style:paragraph-properties>
    </style:style>
    <style:style style:name="P38" style:family="paragraph" style:parent-style-name="normal">
      <loext:graphic-properties draw:fill="none" draw:fill-color="#ffffff"/>
      <style:paragraph-properties fo:margin-left="0.1in" fo:margin-right="0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6945in"/>
          <style:tab-stop style:position="0.7874in"/>
          <style:tab-stop style:position="6.4929in" style:type="right" style:leader-style="dotted" style:leader-text="."/>
        </style:tab-stops>
      </style:paragraph-properties>
    </style:style>
    <style:style style:name="P39" style:family="paragraph" style:parent-style-name="normal">
      <style:paragraph-properties fo:margin-top="0.0209in" fo:margin-bottom="0.0209in" style:contextual-spacing="false" fo:line-height="100%">
        <style:tab-stops>
          <style:tab-stop style:position="0.7874in"/>
        </style:tab-stops>
      </style:paragraph-properties>
      <style:text-properties style:text-position="0% 100%" fo:font-size="8pt" style:font-size-asian="8pt" style:font-size-complex="8pt"/>
    </style:style>
    <style:style style:name="P40" style:family="paragraph" style:parent-style-name="normal">
      <loext:graphic-properties draw:fill="none" draw:fill-color="#ffffff"/>
      <style:paragraph-properties fo:margin-left="0.4528in" fo:margin-right="0in" fo:margin-top="0.0984in" fo:margin-bottom="0.0783in" style:contextual-spacing="false" fo:line-height="100%" fo:text-align="start" style:justify-single-word="false" fo:keep-together="always" fo:orphans="2" fo:widows="2" fo:text-indent="-0.4528in" style:auto-text-indent="false" fo:break-before="page" fo:background-color="transparent" fo:padding-left="0in" fo:padding-right="0in" fo:padding-top="0.0138in" fo:padding-bottom="0in" fo:border-left="none" fo:border-right="none" fo:border-top="2.24pt solid #000000" fo:border-bottom="none" style:shadow="none" fo:keep-with-next="always" style:join-border="false">
        <style:tab-stops>
          <style:tab-stop style:position="0.7874in"/>
        </style:tab-stops>
      </style:paragraph-properties>
      <style:text-properties fo:font-variant="normal" fo:text-transform="none" fo:color="#808080" loext:opacity="100%" style:text-line-through-style="none" style:text-line-through-type="none" style:text-position="0% 100%" style:font-name="Arial" fo:font-size="22pt" fo:font-style="normal" style:text-underline-style="none" fo:font-weight="bold" fo:background-color="transparent" style:font-name-asian="Arial1" style:font-size-asian="22pt" style:font-style-asian="normal" style:font-weight-asian="bold" style:font-name-complex="Arial1" style:font-size-complex="22pt"/>
    </style:style>
    <style:style style:name="P41" style:family="paragraph" style:parent-style-name="normal">
      <loext:graphic-properties draw:fill="none" draw:fill-color="#ffffff"/>
      <style:paragraph-properties fo:margin-left="0.2in" fo:margin-right="0in" fo:margin-top="0.0835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333399" loext:opacity="100%" style:text-line-through-style="none" style:text-line-through-type="none" style:text-position="0% 100%" style:font-name="Arial" fo:font-size="10pt" fo:font-style="italic" style:text-underline-style="none" fo:font-weight="normal" fo:background-color="transparent" style:font-name-asian="Arial1" style:font-size-asian="10pt" style:font-style-asian="italic" style:font-weight-asian="normal" style:font-name-complex="Arial1" style:font-size-complex="10pt"/>
    </style:style>
    <style:style style:name="P42" style:family="paragraph" style:parent-style-name="normal">
      <loext:graphic-properties draw:fill="solid" draw:fill-color="#eaeaea"/>
      <style:paragraph-properties fo:margin-left="0.0783in" fo:margin-right="0in" fo:margin-top="0.0835in" fo:margin-bottom="0.0835in" style:contextual-spacing="false" fo:line-height="125%" fo:text-align="start" style:justify-single-word="false" fo:keep-together="auto" fo:orphans="2" fo:widows="2" fo:text-indent="0in" style:auto-text-indent="false" fo:break-before="auto" fo:break-after="auto" fo:background-color="#eaeaea" fo:padding-left="0.0555in" fo:padding-right="0.0555in" fo:padding-top="0in" fo:padding-bottom="0.0138in" fo:border-left="0.51pt solid #282282" fo:border-right="0.51pt solid #282282" fo:border-top="none" fo:border-bottom="0.51pt solid #282282" style:shadow="none" fo:keep-with-next="auto" style:join-border="false"/>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style:font-name-asian="Helvetica Neue1" style:font-size-asian="10pt" style:font-style-asian="normal" style:font-weight-asian="normal" style:font-name-complex="Helvetica Neue1" style:font-size-complex="10pt"/>
    </style:style>
    <style:style style:name="P43" style:family="paragraph" style:parent-style-name="normal">
      <style:paragraph-properties fo:margin-left="0.5in" fo:margin-right="0in" fo:text-indent="0in" style:auto-text-indent="false">
        <style:tab-stops>
          <style:tab-stop style:position="0.7874in"/>
        </style:tab-stops>
      </style:paragraph-properties>
      <style:text-properties style:text-position="0% 100%"/>
    </style:style>
    <style:style style:name="P44" style:family="paragraph" style:parent-style-name="normal">
      <style:paragraph-properties fo:margin-left="0.7874in" fo:margin-right="0in" fo:text-indent="0in" style:auto-text-indent="false">
        <style:tab-stops>
          <style:tab-stop style:position="0.7874in"/>
        </style:tab-stops>
      </style:paragraph-properties>
      <style:text-properties style:text-position="0% 100%"/>
    </style:style>
    <style:style style:name="P45" style:family="paragraph" style:parent-style-name="Heading_20_1" style:list-style-name="WWNum3">
      <style:text-properties style:text-position="0% 100%" fo:font-weight="bold" style:font-weight-asian="bold"/>
    </style:style>
    <style:style style:name="P46" style:family="paragraph" style:parent-style-name="Heading_20_2" style:list-style-name="WWNum3">
      <style:text-properties style:text-position="0% 100%"/>
    </style:style>
    <style:style style:name="P47" style:family="paragraph" style:parent-style-name="Heading_20_2" style:list-style-name="WWNum3">
      <style:text-properties fo:font-variant="normal" fo:text-transform="none" fo:color="#222222" loext:opacity="100%" style:text-position="0% 100%" style:font-name="DuckSansProduct" fo:font-style="normal" fo:font-weight="normal"/>
    </style:style>
    <style:style style:name="P48" style:family="paragraph" style:parent-style-name="Heading_20_2" style:list-style-name="WWNum3">
      <style:paragraph-properties fo:break-before="page"/>
      <style:text-properties style:text-position="0% 100%"/>
    </style:style>
    <style:style style:name="P49" style:family="paragraph" style:parent-style-name="Heading_20_3" style:list-style-name="WWNum3">
      <style:text-properties style:text-position="0% 100%"/>
    </style:style>
    <style:style style:name="P50" style:family="paragraph" style:parent-style-name="Heading_20_4" style:list-style-name="WWNum3">
      <style:paragraph-properties fo:margin-left="0.7874in" fo:margin-right="0in" fo:text-indent="-0.7874in" style:auto-text-indent="false"/>
      <style:text-properties style:text-position="0% 100%"/>
    </style:style>
    <style:style style:name="P51"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style>
    <style:style style:name="P52"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style>
    <style:style style:name="P53" style:family="paragraph" style:parent-style-name="Text_20_body" style:list-style-name="L3">
      <style:paragraph-properties fo:margin-left="0in" fo:margin-right="0in" fo:margin-top="0in" fo:margin-bottom="0in" style:contextual-spacing="false" fo:line-height="150%" fo:orphans="2" fo:widows="2" fo:text-indent="0in" style:auto-text-indent="false" fo:padding="0in" fo:border="none"/>
    </style:style>
    <style:style style:name="P54" style:family="paragraph" style:parent-style-name="Text_20_body" style:list-style-name="L3">
      <style:paragraph-properties fo:margin-left="0in" fo:margin-right="0in" fo:margin-top="0in" fo:margin-bottom="0in" style:contextual-spacing="false" fo:line-height="150%" fo:orphans="2" fo:widows="2" fo:text-indent="0in" style:auto-text-indent="false" fo:padding="0in" fo:border="none"/>
      <style:text-properties officeooo:paragraph-rsid="000dad20"/>
    </style:style>
    <style:style style:name="P55" style:family="paragraph" style:parent-style-name="Text_20_body" style:list-style-name="L4">
      <style:paragraph-properties fo:margin-left="0in" fo:margin-right="0in" fo:margin-top="0in" fo:margin-bottom="0in" style:contextual-spacing="false" fo:line-height="150%" fo:orphans="2" fo:widows="2" fo:text-indent="0in" style:auto-text-indent="false" fo:padding="0in" fo:border="none"/>
    </style:style>
    <style:style style:name="P56" style:family="paragraph" style:parent-style-name="Text_20_body" style:list-style-name="L5">
      <style:paragraph-properties fo:margin-left="0in" fo:margin-right="0in" fo:margin-top="0in" fo:margin-bottom="0in" style:contextual-spacing="false" fo:line-height="150%" fo:orphans="2" fo:widows="2" fo:text-indent="0in" style:auto-text-indent="false" fo:padding="0in" fo:border="none"/>
    </style:style>
    <style:style style:name="P57" style:family="paragraph" style:parent-style-name="Text_20_body" style:list-style-name="L6">
      <style:paragraph-properties fo:margin-left="0in" fo:margin-right="0in" fo:margin-top="0in" fo:margin-bottom="0in" style:contextual-spacing="false" fo:line-height="150%" fo:orphans="2" fo:widows="2" fo:text-indent="0in" style:auto-text-indent="false" fo:padding="0in" fo:border="none"/>
    </style:style>
    <style:style style:name="P58" style:family="paragraph" style:parent-style-name="Text_20_body" style:list-style-name="L7">
      <style:paragraph-properties fo:margin-left="0in" fo:margin-right="0in" fo:margin-top="0in" fo:margin-bottom="0in" style:contextual-spacing="false" fo:line-height="150%" fo:orphans="2" fo:widows="2" fo:text-indent="0in" style:auto-text-indent="false" fo:padding="0in" fo:border="none"/>
    </style:style>
    <style:style style:name="P59" style:family="paragraph" style:parent-style-name="Text_20_body" style:list-style-name="L8">
      <style:paragraph-properties fo:margin-left="0in" fo:margin-right="0in" fo:margin-top="0in" fo:margin-bottom="0in" style:contextual-spacing="false" fo:line-height="150%" fo:orphans="2" fo:widows="2" fo:text-indent="0in" style:auto-text-indent="false" fo:padding="0in" fo:border="none"/>
    </style:style>
    <style:style style:name="P60" style:family="paragraph" style:parent-style-name="Text_20_body" style:list-style-name="L8">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222222" loext:opacity="100%" style:font-name="var sds-font-family-01" fo:font-size="10.5pt" fo:letter-spacing="normal" fo:font-style="normal" fo:font-weight="normal"/>
    </style:style>
    <style:style style:name="P61" style:family="paragraph" style:parent-style-name="Text_20_body" style:list-style-name="L8">
      <style:paragraph-properties fo:margin-top="0in" fo:margin-bottom="0in" style:contextual-spacing="false" fo:line-height="150%" fo:orphans="2" fo:widows="2" fo:padding="0in" fo:border="none"/>
      <style:text-properties fo:font-variant="normal" fo:text-transform="none" fo:color="#222222" loext:opacity="100%" style:font-name="var sds-font-family-01" fo:font-size="10.5pt" fo:letter-spacing="normal" fo:font-style="normal" fo:font-weight="normal"/>
    </style:style>
    <style:style style:name="P62" style:family="paragraph" style:parent-style-name="normal" style:master-page-name="Converted2">
      <loext:graphic-properties draw:fill="none" draw:fill-color="#ffffff"/>
      <style:paragraph-properties fo:margin-left="0in" fo:margin-right="0in" fo:margin-top="0.1945in" fo:margin-bottom="0.1665in" style:contextual-spacing="false" fo:line-height="100%" fo:text-align="center" style:justify-single-word="false" fo:keep-together="auto" fo:orphans="2" fo:widows="2" fo:text-indent="0in" style:auto-text-indent="false" style:page-number="auto" fo:break-before="auto" fo:break-after="auto" fo:background-color="transparent" fo:padding="0in" fo:border="none" style:shadow="none" fo:keep-with-next="auto" style:join-border="false">
        <style:tab-stops>
          <style:tab-stop style:position="0.7874in"/>
          <style:tab-stop style:position="3.8752in" style:type="right"/>
        </style:tab-stops>
      </style:paragraph-properties>
      <style:text-properties fo:font-variant="normal" fo:text-transform="none" fo:color="#98968a" loext:opacity="100%" style:text-line-through-style="none" style:text-line-through-type="none" style:text-position="0% 100%" style:font-name="Helvetica Neue" fo:font-size="28pt" fo:font-style="normal" style:text-underline-style="none" fo:font-weight="bold" fo:background-color="transparent" style:font-name-asian="Helvetica Neue1" style:font-size-asian="28pt" style:font-style-asian="normal" style:font-weight-asian="bold" style:font-name-complex="Helvetica Neue1" style:font-size-complex="28pt"/>
    </style:style>
    <style:style style:name="P63" style:family="paragraph" style:parent-style-name="normal" style:master-page-name="Standard">
      <style:paragraph-properties style:page-number="1">
        <style:tab-stops>
          <style:tab-stop style:position="0.7874in"/>
        </style:tab-stops>
      </style:paragraph-properties>
      <style:text-properties style:text-position="0% 100%"/>
    </style:style>
    <style:style style:name="P64" style:family="paragraph" style:parent-style-name="normal" style:master-page-name="Converted1">
      <loext:graphic-properties draw:fill="none" draw:fill-color="#ffffff"/>
      <style:paragraph-properties fo:margin-left="0in" fo:margin-right="0.3937in" fo:margin-top="0in" fo:margin-bottom="0in" style:contextual-spacing="false" fo:line-height="200%" fo:text-align="start" style:justify-single-word="false" fo:keep-together="auto" fo:orphans="2" fo:widows="2" fo:text-indent="0in" style:auto-text-indent="false" style:page-number="auto" fo:break-before="auto" fo:break-after="auto" fo:background-color="transparent" fo:padding="0in" fo:border="none" style:shadow="none" fo:keep-with-next="auto" style:join-border="false"/>
      <style:text-properties fo:font-size="8pt" fo:font-style="italic" style:font-size-asian="8pt" style:font-style-asian="italic" style:font-size-complex="8pt"/>
    </style:style>
    <style:style style:name="P65" style:family="paragraph" style:parent-style-name="normal" style:list-style-name="WWNum2">
      <loext:graphic-properties draw:fill="none" draw:fill-color="#ffffff"/>
      <style:paragraph-properties fo:margin-left="0.5in" fo:margin-right="0in" fo:margin-top="0.0835in" fo:margin-bottom="0.0835in" style:contextual-spacing="false" fo:line-height="125%"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66" style:family="paragraph" style:parent-style-name="normal" style:list-style-name="WWNum1">
      <loext:graphic-properties draw:fill="solid" draw:fill-color="#e0e0e0"/>
      <style:paragraph-properties fo:margin-left="0.55in" fo:margin-right="0in" fo:margin-top="0.1665in" fo:margin-bottom="0.1665in" style:contextual-spacing="false" fo:line-height="125%" fo:text-align="start" style:justify-single-word="false" fo:keep-together="auto" fo:orphans="2" fo:widows="2" fo:text-indent="-0.55in" style:auto-text-indent="false" fo:break-before="auto" fo:break-after="auto" fo:background-color="#e0e0e0" fo:padding-left="0in" fo:padding-right="0in" fo:padding-top="0.028in" fo:padding-bottom="0.028in" fo:border-left="none" fo:border-right="none" fo:border-top="0.51pt solid #000000" fo:border-bottom="0.51pt solid #000000"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67" style:family="paragraph" style:parent-style-name="normal" style:list-style-name="WWNum1">
      <loext:graphic-properties draw:fill="solid" draw:fill-color="#e0e0e0"/>
      <style:paragraph-properties fo:margin-left="0.55in" fo:margin-right="0in" fo:margin-top="0.1665in" fo:margin-bottom="0.1665in" style:contextual-spacing="false" fo:line-height="125%" fo:text-align="start" style:justify-single-word="false" fo:keep-together="auto" fo:orphans="2" fo:widows="2" fo:text-indent="-0.55in" style:auto-text-indent="false" fo:break-before="auto" fo:break-after="auto" fo:background-color="#e0e0e0" fo:padding-left="0in" fo:padding-right="0in" fo:padding-top="0in" fo:padding-bottom="0.028in" fo:border-left="none" fo:border-right="none" fo:border-top="none" fo:border-bottom="0.51pt solid #000000"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T1"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loext:char-shading-value="0" style:font-name-asian="Helvetica Neue1" style:font-size-asian="8pt" style:font-style-asian="normal" style:font-weight-asian="normal" style:font-name-complex="Helvetica Neue1" style:font-size-complex="8pt"/>
    </style:style>
    <style:style style:name="T2"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officeooo:rsid="0009e164" fo:background-color="transparent" loext:char-shading-value="0" style:font-name-asian="Helvetica Neue1" style:font-size-asian="8pt" style:font-style-asian="normal" style:font-weight-asian="normal" style:font-name-complex="Helvetica Neue1" style:font-size-complex="8pt"/>
    </style:style>
    <style:style style:name="T3"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officeooo:rsid="00132f42" fo:background-color="transparent" loext:char-shading-value="0" style:font-name-asian="Helvetica Neue1" style:font-size-asian="8pt" style:font-style-asian="normal" style:font-weight-asian="normal" style:font-name-complex="Helvetica Neue1" style:font-size-complex="8pt"/>
    </style:style>
    <style:style style:name="T4" style:family="text">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loext:char-shading-value="0" style:font-name-asian="Helvetica Neue1" style:font-size-asian="10pt" style:font-style-asian="normal" style:font-weight-asian="normal" style:font-name-complex="Helvetica Neue1" style:font-size-complex="10pt"/>
    </style:style>
    <style:style style:name="T5" style:family="text">
      <style:text-properties fo:font-variant="normal" fo:text-transform="none" fo:color="#ad052e" loext:opacity="100%" style:text-line-through-style="none" style:text-line-through-type="none" style:text-position="0% 100%" style:font-name="Helvetica Neue" fo:font-size="48pt" fo:font-style="normal" style:text-underline-style="none" fo:font-weight="bold" fo:background-color="transparent" loext:char-shading-value="0" style:font-name-asian="Helvetica Neue1" style:font-size-asian="48pt" style:font-style-asian="normal" style:font-weight-asian="bold" style:font-name-complex="Helvetica Neue1" style:font-size-complex="48pt"/>
    </style:style>
    <style:style style:name="T6" style:family="text">
      <style:text-properties fo:font-variant="normal" fo:text-transform="none" fo:color="#000000" loext:opacity="100%" style:text-line-through-style="none" style:text-line-through-type="none" style:text-position="0% 100%" style:font-name="Arial" fo:font-size="8pt" fo:font-style="italic" style:text-underline-style="none" fo:font-weight="normal" fo:background-color="transparent" loext:char-shading-value="0" style:font-name-asian="Arial1" style:font-size-asian="8pt" style:font-style-asian="italic" style:font-weight-asian="normal" style:font-name-complex="Arial1" style:font-size-complex="8pt"/>
    </style:style>
    <style:style style:name="T7"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loext:char-shading-value="0" style:font-name-asian="Arial1" style:font-size-asian="8pt" style:font-style-asian="normal" style:font-weight-asian="normal" style:font-name-complex="Arial1" style:font-size-complex="8pt"/>
    </style:style>
    <style:style style:name="T8"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normal" officeooo:rsid="00132f42" fo:background-color="transparent" loext:char-shading-value="0" style:font-name-asian="Arial1" style:font-size-asian="8pt" style:font-style-asian="normal" style:font-weight-asian="normal" style:font-name-complex="Arial1" style:font-size-complex="8pt"/>
    </style:style>
    <style:style style:name="T9"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10"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0cac7c" fo:background-color="transparent" loext:char-shading-value="0" style:font-name-asian="Arial1" style:font-size-asian="10pt" style:font-style-asian="normal" style:font-weight-asian="normal" style:font-name-complex="Arial1" style:font-size-complex="10pt"/>
    </style:style>
    <style:style style:name="T11"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132f42" fo:background-color="transparent" loext:char-shading-value="0" style:font-name-asian="Arial1" style:font-size-asian="10pt" style:font-style-asian="normal" style:font-weight-asian="normal" style:font-name-complex="Arial1" style:font-size-complex="10pt"/>
    </style:style>
    <style:style style:name="T1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222222" loext:opacity="100%" style:font-name="var sds-font-family-01" fo:font-size="10.5pt" fo:letter-spacing="normal" fo:font-style="normal" fo:font-weight="normal"/>
    </style:style>
    <style:style style:name="T14" style:family="text">
      <style:text-properties fo:font-variant="normal" fo:text-transform="none" fo:color="#222222" loext:opacity="100%" style:font-name="var sds-font-family-01" fo:font-size="10.5pt" fo:letter-spacing="normal" fo:font-style="normal" fo:font-weight="normal" loext:padding="0in" loext:border="none"/>
    </style:style>
    <style:style style:name="T15" style:family="text">
      <style:text-properties fo:font-variant="normal" fo:text-transform="none" fo:color="#222222" loext:opacity="100%" style:font-name="var sds-font-family-01" fo:font-size="10.5pt" fo:letter-spacing="normal" fo:font-style="normal" fo:font-weight="normal" officeooo:rsid="000dad20"/>
    </style:style>
    <style:style style:name="T16" style:family="text">
      <style:text-properties fo:font-variant="normal" fo:text-transform="none" fo:color="#222222" loext:opacity="100%" style:font-name="var sds-font-family-01" fo:font-size="10.5pt" fo:letter-spacing="normal" fo:font-style="normal" fo:font-weight="normal" officeooo:rsid="000dad20" loext:padding="0in" loext:border="none"/>
    </style:style>
    <style:style style:name="T17" style:family="text">
      <style:text-properties fo:font-variant="normal" fo:text-transform="none" fo:color="#222222" loext:opacity="100%" style:font-name="DuckSansProduct" fo:font-size="10.5pt" fo:letter-spacing="normal" fo:font-style="normal" fo:font-weight="normal"/>
    </style:style>
    <style:style style:name="T18" style:family="text">
      <style:text-properties fo:color="#282282" loext:opacity="100%" style:font-name="Helvetica Neue" fo:font-size="8pt" style:font-name-asian="Helvetica Neue1" style:font-size-asian="8pt" style:font-name-complex="Helvetica Neue1" style:font-size-complex="8pt"/>
    </style:style>
    <style:style style:name="T19" style:family="text">
      <style:text-properties fo:color="#282282" loext:opacity="100%" style:font-name="Helvetica Neue" fo:font-size="8pt" officeooo:rsid="0009e164" style:font-name-asian="Helvetica Neue1" style:font-size-asian="8pt" style:font-name-complex="Helvetica Neue1" style:font-size-complex="8pt"/>
    </style:style>
    <style:style style:name="T20" style:family="text">
      <style:text-properties fo:color="#282282" loext:opacity="100%" style:font-name="Helvetica Neue" style:font-name-asian="Helvetica Neue1" style:font-name-complex="Helvetica Neue1"/>
    </style:style>
    <style:style style:name="T21" style:family="text">
      <style:text-properties fo:color="#282282" loext:opacity="100%" style:font-name="Helvetica Neue" officeooo:rsid="00132f42" style:font-name-asian="Helvetica Neue1" style:font-name-complex="Helvetica Neue1"/>
    </style:style>
    <style:style style:name="T22" style:family="text">
      <style:text-properties style:text-position="0% 100%"/>
    </style:style>
    <style:style style:name="T23" style:family="text">
      <style:text-properties style:text-position="0% 100%" fo:font-weight="bold" style:font-weight-asian="bold"/>
    </style:style>
    <style:style style:name="T24" style:family="text">
      <style:text-properties fo:color="#ad052e" loext:opacity="100%" style:font-name="Helvetica Neue" fo:font-size="48pt" fo:font-weight="bold" style:font-name-asian="Helvetica Neue1" style:font-size-asian="48pt" style:font-weight-asian="bold" style:font-name-complex="Helvetica Neue1" style:font-size-complex="48pt"/>
    </style:style>
    <style:style style:name="T25" style:family="text">
      <style:text-properties fo:font-size="8pt" fo:font-style="italic" style:font-size-asian="8pt" style:font-style-asian="italic" style:font-size-complex="8pt"/>
    </style:style>
    <style:style style:name="T26" style:family="text">
      <style:text-properties fo:font-size="8pt" style:font-size-asian="8pt" style:font-size-complex="8pt"/>
    </style:style>
    <style:style style:name="T27" style:family="text">
      <style:text-properties fo:font-size="8pt" officeooo:rsid="000cac7c" style:font-size-asian="8pt" style:font-size-complex="8pt"/>
    </style:style>
    <style:style style:name="T28" style:family="text">
      <style:text-properties fo:font-size="8pt" officeooo:rsid="00132f42" style:font-size-asian="8pt" style:font-size-complex="8pt"/>
    </style:style>
    <style:style style:name="T29" style:family="text">
      <style:text-properties fo:color="#1155cc" loext:opacity="100%" fo:font-size="8pt" fo:font-style="italic" style:text-underline-style="solid" style:text-underline-width="auto" style:text-underline-color="font-color" style:font-size-asian="8pt" style:font-style-asian="italic" style:font-size-complex="8pt"/>
    </style:style>
    <style:style style:name="T30" style:family="text">
      <style:text-properties fo:font-variant="small-caps" fo:color="#000000" loext:opacity="100%" style:text-line-through-style="none" style:text-line-through-type="none" style:text-position="0% 100%" style:font-name="Arial" fo:font-size="10pt" fo:font-style="normal" style:text-underline-style="none" fo:font-weight="bold" fo:background-color="transparent" loext:char-shading-value="0" style:font-name-asian="Arial1" style:font-size-asian="10pt" style:font-style-asian="normal" style:font-weight-asian="bold" style:font-name-complex="Arial1" style:font-size-complex="10pt"/>
    </style:style>
    <style:style style:name="T31" style:family="text">
      <style:text-properties fo:font-variant="small-caps"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32" style:family="text">
      <style:text-properties officeooo:rsid="000cac7c"/>
    </style:style>
    <style:style style:name="T33" style:family="text">
      <style:text-properties officeooo:rsid="000dad20"/>
    </style:style>
    <style:style style:name="T34" style:family="text">
      <style:text-properties officeooo:rsid="00132f42"/>
    </style:style>
    <style:style style:name="T35" style:family="text">
      <style:text-properties officeooo:rsid="0013ef10"/>
    </style:style>
    <style:style style:name="T36" style:family="text">
      <style:text-properties officeooo:rsid="001444bd"/>
    </style:style>
    <style:style style:name="T37" style:family="text">
      <style:text-properties officeooo:rsid="0014fe70"/>
    </style:style>
    <style:style style:name="T38" style:family="text">
      <style:text-properties officeooo:rsid="0015209f"/>
    </style:style>
    <style:style style:name="T39" style:family="text">
      <style:text-properties officeooo:rsid="001616f7"/>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30"/>
      <text:p text:style-name="P30"/>
      <text:p text:style-name="P30"/>
      <text:p text:style-name="P30"/>
      <text:p text:style-name="P30"/>
      <text:p text:style-name="P11"><text:span text:style-name="T24">FleetControl </text:span><text:span text:style-name="T5"><text:line-break/>Design Documen</text:span><text:span text:style-name="T24">t</text:span></text:p>
      <text:p text:style-name="P64"><text:s text:c="13"/>Paul M. Summitt</text:p>
      <text:p text:style-name="P33">312 Proctor Drive</text:p>
      <text:p text:style-name="P32"><text:span text:style-name="T25">Columbia, MO <text:s/>65202</text:span><text:span text:style-name="T6"> </text:span></text:p>
      <text:p text:style-name="P33">USA</text:p>
      <text:p text:style-name="P34"><text:a xlink:type="simple" xlink:href="mailto:paulmsummitt@outlook.com" text:style-name="ListLabel_20_28" text:visited-style-name="ListLabel_20_28"><text:span text:style-name="T29">paulmsummitt@outlook.com</text:span></text:a><text:span text:style-name="T25"><text:line-break/>573-544-8635</text:span></text:p>
      <text:p text:style-name="P35"><text:span text:style-name="T7">Last edited: </text:span><text:span text:style-name="T8"><text:date style:data-style-name="N37" text:date-value="2026-03-02T09:26:14.461069400" text:fixed="true">03/02/26</text:date></text:span></text:p>
      <text:p text:style-name="P35"><text:span text:style-name="T7">Copyright © 2</text:span><text:span text:style-name="T26">024-</text:span><text:span text:style-name="T27">2</text:span><text:span text:style-name="T28">6</text:span><text:span text:style-name="T26"> Paul M. Summitt</text:span><text:span text:style-name="T7">]. <text:s/>All rights reserved. </text:span></text:p>
      <text:p text:style-name="P35"><text:span text:style-name="T7">No part of this publication may be reproduced, transmitted, transcribed, stored in a retrieval system, or translated into any language, in any form or by any means, electronic, mechanical, photocopying, recording, or otherwise, without prior written permission from </text:span><text:span text:style-name="T26">Paul M. Summit.</text:span><text:span text:style-name="T7"> </text:span></text:p>
      <text:p text:style-name="P35"><text:span text:style-name="T7">All copyright, confidential information, patents, design rights and all other intellectual property rights of whatsoever nature contained herein are and shall remain the sole and exclusive property of </text:span><text:span text:style-name="T26">Paul M. Summitt</text:span><text:span text:style-name="T7">. The information furnished herein is believed to be accurate and reliable. </text:span></text:p>
      <text:p text:style-name="P35"><text:span text:style-name="T7">However, no responsibility is assumed by </text:span><text:span text:style-name="T26">Paul M. Summitt</text:span><text:span text:style-name="T7"> for its use, or for any infringements of patents or other rights of third parties resulting from its use.</text:span></text:p>
      <text:p text:style-name="P35"><text:span text:style-name="T7">The </text:span><text:span text:style-name="T26">Paul M. Summitt</text:span><text:span text:style-name="T7"> name and</text:span><text:span text:style-name="T26"> Paul M. Summit</text:span><text:span text:style-name="T7"> logo are trademarks or registered trademarks of</text:span><text:span text:style-name="T26"> Paul M. Summitt</text:span><text:span text:style-name="T7">.</text:span></text:p>
      <text:p text:style-name="P36">All other trademarks are the property of their respective owners</text:p>
      <text:p text:style-name="P36"/>
      <text:p text:style-name="P62"><text:bookmark text:name="_gjdgxs"/>Design Document</text:p>
      <text:p text:style-name="P26">Paul M. Summitt</text:p>
      <text:p text:style-name="P30"/>
      <text:p text:style-name="P27">FleetControl</text:p>
      <text:p text:style-name="P12"><text:span text:style-name="T9">Version: </text:span>0.<text:span text:style-name="T34">2</text:span><text:tab/><text:tab/><text:tab/><text:tab/><text:tab/><text:tab/><text:tab/><text:span text:style-name="T9"> <text:tab/><text:tab/>Revision Date </text:span><text:span text:style-name="T10">20</text:span><text:span text:style-name="T11">Jan</text:span>202<text:span text:style-name="T34">6</text:span></text:p>
      <text:p text:style-name="P30"/>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1">Executive Sponsor</text:p>
          </table:table-cell>
          <table:covered-table-cell/>
          <table:covered-table-cell/>
        </table:table-row>
        <table:table-row table:style-name="Table1.1">
          <table:table-cell table:style-name="Table1.A2" office:value-type="string">
            <text:p text:style-name="P22">[Name]</text:p>
          </table:table-cell>
          <table:table-cell table:style-name="Table1.B2" office:value-type="string">
            <text:p text:style-name="P22">[Email]</text:p>
          </table:table-cell>
          <table:table-cell table:style-name="Table1.C2" office:value-type="string">
            <text:p text:style-name="P22">[Telephone]</text:p>
          </table:table-cell>
        </table:table-row>
        <table:table-row table:style-name="Table1.3">
          <table:table-cell table:style-name="Table1.A3" table:number-columns-spanned="2" office:value-type="string">
            <text:p text:style-name="P22">Signature</text:p>
          </table:table-cell>
          <table:covered-table-cell/>
          <table:table-cell table:style-name="Table1.C3" office:value-type="string">
            <text:p text:style-name="P22">Date</text:p>
          </table:table-cell>
        </table:table-row>
      </table:table>
      <text:p text:style-name="P30"/>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1">Technology Sponsor</text:p>
          </table:table-cell>
          <table:covered-table-cell/>
          <table:covered-table-cell/>
        </table:table-row>
        <table:table-row table:style-name="Table2.1">
          <table:table-cell table:style-name="Table2.A2" office:value-type="string">
            <text:p text:style-name="P22">[Name]</text:p>
          </table:table-cell>
          <table:table-cell table:style-name="Table2.B2" office:value-type="string">
            <text:p text:style-name="P22">[Email]</text:p>
          </table:table-cell>
          <table:table-cell table:style-name="Table2.C2" office:value-type="string">
            <text:p text:style-name="P22">[Telephone]</text:p>
          </table:table-cell>
        </table:table-row>
        <table:table-row table:style-name="Table2.3">
          <table:table-cell table:style-name="Table2.A3" table:number-columns-spanned="2" office:value-type="string">
            <text:p text:style-name="P22">Signature</text:p>
          </table:table-cell>
          <table:covered-table-cell/>
          <table:table-cell table:style-name="Table2.C3" office:value-type="string">
            <text:p text:style-name="P22">Date</text:p>
          </table:table-cell>
        </table:table-row>
      </table:table>
      <text:p text:style-name="P30"/>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1">Project Manager</text:p>
          </table:table-cell>
          <table:covered-table-cell/>
          <table:covered-table-cell/>
        </table:table-row>
        <table:table-row table:style-name="Table3.1">
          <table:table-cell table:style-name="Table3.A2" office:value-type="string">
            <text:p text:style-name="P22">[Name]</text:p>
          </table:table-cell>
          <table:table-cell table:style-name="Table3.B2" office:value-type="string">
            <text:p text:style-name="P22">[Email]</text:p>
          </table:table-cell>
          <table:table-cell table:style-name="Table3.C2" office:value-type="string">
            <text:p text:style-name="P22">[Telephone]</text:p>
          </table:table-cell>
        </table:table-row>
        <table:table-row table:style-name="Table3.3">
          <table:table-cell table:style-name="Table3.A3" table:number-columns-spanned="2" office:value-type="string">
            <text:p text:style-name="P22">Signature</text:p>
          </table:table-cell>
          <table:covered-table-cell/>
          <table:table-cell table:style-name="Table3.C3" office:value-type="string">
            <text:p text:style-name="P22">Date</text:p>
          </table:table-cell>
        </table:table-row>
      </table:table>
      <text:p text:style-name="P30"/>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23">Security Officer</text:p>
          </table:table-cell>
          <table:covered-table-cell/>
          <table:covered-table-cell/>
        </table:table-row>
        <table:table-row table:style-name="Table4.1">
          <table:table-cell table:style-name="Table4.A2" office:value-type="string">
            <text:p text:style-name="P24">[Name]</text:p>
          </table:table-cell>
          <table:table-cell table:style-name="Table4.B2" office:value-type="string">
            <text:p text:style-name="P22">[Email]</text:p>
          </table:table-cell>
          <table:table-cell table:style-name="Table4.C2" office:value-type="string">
            <text:p text:style-name="P22">[Telephone]</text:p>
          </table:table-cell>
        </table:table-row>
        <table:table-row table:style-name="Table4.3">
          <table:table-cell table:style-name="Table4.A3" table:number-columns-spanned="2" office:value-type="string">
            <text:p text:style-name="P22">Signature</text:p>
          </table:table-cell>
          <table:covered-table-cell/>
          <table:table-cell table:style-name="Table4.C3" office:value-type="string">
            <text:p text:style-name="P22">Date</text:p>
          </table:table-cell>
        </table:table-row>
      </table:table>
      <text:p text:style-name="P30"/>
      <text:p text:style-name="P28">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7"><text:a xlink:type="simple" xlink:href="#_3l18frh" text:style-name="Index_20_Link" text:visited-style-name="Index_20_Link"><text:span text:style-name="T30">1</text:span></text:a><text:a xlink:type="simple" xlink:href="#_3l18frh" text:style-name="Index_20_Link" text:visited-style-name="Index_20_Link"><text:span text:style-name="T12"><text:tab/></text:span></text:a><text:span text:style-name="T30">EXECUTIVE SUMMARY<text:tab/>7</text:span></text:p>
          <text:p text:style-name="P37"><text:a xlink:type="simple" xlink:href="#_206ipza" text:style-name="Index_20_Link" text:visited-style-name="Index_20_Link"><text:span text:style-name="T31">1.1</text:span></text:a><text:a xlink:type="simple" xlink:href="#_206ipza" text:style-name="Index_20_Link" text:visited-style-name="Index_20_Link"><text:span text:style-name="T12"><text:tab/></text:span></text:a><text:span text:style-name="T31">Purpose of this document<text:tab/>7</text:span></text:p>
          <text:p text:style-name="P37"><text:a xlink:type="simple" xlink:href="#_4k668n3" text:style-name="Index_20_Link" text:visited-style-name="Index_20_Link"><text:span text:style-name="T31">1.2</text:span></text:a><text:a xlink:type="simple" xlink:href="#_4k668n3" text:style-name="Index_20_Link" text:visited-style-name="Index_20_Link"><text:span text:style-name="T12"><text:tab/></text:span></text:a><text:span text:style-name="T31">Identification<text:tab/>7</text:span></text:p>
          <text:p text:style-name="P37"><text:a xlink:type="simple" xlink:href="#_2zbgiuw" text:style-name="Index_20_Link" text:visited-style-name="Index_20_Link"><text:span text:style-name="T31">1.3</text:span></text:a><text:a xlink:type="simple" xlink:href="#_2zbgiuw" text:style-name="Index_20_Link" text:visited-style-name="Index_20_Link"><text:span text:style-name="T12"><text:tab/></text:span></text:a><text:span text:style-name="T31">Scope<text:tab/>7</text:span></text:p>
          <text:p text:style-name="P37"><text:a xlink:type="simple" xlink:href="#_1egqt2p" text:style-name="Index_20_Link" text:visited-style-name="Index_20_Link"><text:span text:style-name="T31">1.4</text:span></text:a><text:a xlink:type="simple" xlink:href="#_1egqt2p" text:style-name="Index_20_Link" text:visited-style-name="Index_20_Link"><text:span text:style-name="T12"><text:tab/></text:span></text:a><text:span text:style-name="T31">Relationship to Other Plans<text:tab/>7</text:span></text:p>
          <text:p text:style-name="P37"><text:soft-page-break/><text:a xlink:type="simple" xlink:href="#_3ygebqi" text:style-name="Index_20_Link" text:visited-style-name="Index_20_Link"><text:span text:style-name="T31">1.5</text:span></text:a><text:a xlink:type="simple" xlink:href="#_3ygebqi" text:style-name="Index_20_Link" text:visited-style-name="Index_20_Link"><text:span text:style-name="T12"><text:tab/></text:span></text:a><text:span text:style-name="T31">Methodology, Tools, and Techniques<text:tab/>8</text:span></text:p>
          <text:p text:style-name="P37"><text:a xlink:type="simple" xlink:href="#_2dlolyb" text:style-name="Index_20_Link" text:visited-style-name="Index_20_Link"><text:span text:style-name="T31">1.6</text:span></text:a><text:a xlink:type="simple" xlink:href="#_2dlolyb" text:style-name="Index_20_Link" text:visited-style-name="Index_20_Link"><text:span text:style-name="T12"><text:tab/></text:span></text:a><text:span text:style-name="T31">Policies, Directives and Procedures<text:tab/>8</text:span></text:p>
          <text:p text:style-name="P17"><text:a xlink:type="simple" xlink:href="#_sqyw64" text:style-name="Index_20_Link" text:visited-style-name="Index_20_Link"><text:span text:style-name="T30">2</text:span></text:a><text:a xlink:type="simple" xlink:href="#_sqyw64" text:style-name="Index_20_Link" text:visited-style-name="Index_20_Link"><text:span text:style-name="T12"><text:tab/></text:span></text:a><text:span text:style-name="T30">DESIGN OVERVIEW<text:tab/>9</text:span></text:p>
          <text:p text:style-name="P37"><text:a xlink:type="simple" xlink:href="#_3cqmetx" text:style-name="Index_20_Link" text:visited-style-name="Index_20_Link"><text:span text:style-name="T31">2.1</text:span></text:a><text:a xlink:type="simple" xlink:href="#_3cqmetx" text:style-name="Index_20_Link" text:visited-style-name="Index_20_Link"><text:span text:style-name="T12"><text:tab/></text:span></text:a><text:span text:style-name="T31">Background Information<text:tab/>9</text:span></text:p>
          <text:p text:style-name="P37"><text:a xlink:type="simple" xlink:href="#_1rvwp1q" text:style-name="Index_20_Link" text:visited-style-name="Index_20_Link"><text:span text:style-name="T31">2.2</text:span></text:a><text:a xlink:type="simple" xlink:href="#_1rvwp1q" text:style-name="Index_20_Link" text:visited-style-name="Index_20_Link"><text:span text:style-name="T12"><text:tab/></text:span></text:a><text:span text:style-name="T31">System Evolution Description<text:tab/>9</text:span></text:p>
          <text:p text:style-name="P37"><text:a xlink:type="simple" xlink:href="#_4bvk7pj" text:style-name="Index_20_Link" text:visited-style-name="Index_20_Link"><text:span text:style-name="T31">2.3</text:span></text:a><text:a xlink:type="simple" xlink:href="#_4bvk7pj" text:style-name="Index_20_Link" text:visited-style-name="Index_20_Link"><text:span text:style-name="T12"><text:tab/></text:span></text:a><text:span text:style-name="T31">Current Process<text:tab/>9</text:span></text:p>
          <text:p text:style-name="P37"><text:a xlink:type="simple" xlink:href="#_2r0uhxc" text:style-name="Index_20_Link" text:visited-style-name="Index_20_Link"><text:span text:style-name="T31">2.4</text:span></text:a><text:a xlink:type="simple" xlink:href="#_2r0uhxc" text:style-name="Index_20_Link" text:visited-style-name="Index_20_Link"><text:span text:style-name="T12"><text:tab/></text:span></text:a><text:span text:style-name="T31">Proposed Process<text:tab/>9</text:span></text:p>
          <text:p text:style-name="P37"><text:a xlink:type="simple" xlink:href="#_1664s55" text:style-name="Index_20_Link" text:visited-style-name="Index_20_Link"><text:span text:style-name="T31">2.5</text:span></text:a><text:a xlink:type="simple" xlink:href="#_1664s55" text:style-name="Index_20_Link" text:visited-style-name="Index_20_Link"><text:span text:style-name="T12"><text:tab/></text:span></text:a><text:span text:style-name="T31">Technology Forecast<text:tab/>9</text:span></text:p>
          <text:p text:style-name="P37"><text:a xlink:type="simple" xlink:href="#_3q5sasy" text:style-name="Index_20_Link" text:visited-style-name="Index_20_Link"><text:span text:style-name="T31">2.6</text:span></text:a><text:a xlink:type="simple" xlink:href="#_3q5sasy" text:style-name="Index_20_Link" text:visited-style-name="Index_20_Link"><text:span text:style-name="T12"><text:tab/></text:span></text:a><text:span text:style-name="T31">Constraints<text:tab/>9</text:span></text:p>
          <text:p text:style-name="P37"><text:a xlink:type="simple" xlink:href="#_25b2l0r" text:style-name="Index_20_Link" text:visited-style-name="Index_20_Link"><text:span text:style-name="T31">2.7</text:span></text:a><text:a xlink:type="simple" xlink:href="#_25b2l0r" text:style-name="Index_20_Link" text:visited-style-name="Index_20_Link"><text:span text:style-name="T12"><text:tab/></text:span></text:a><text:span text:style-name="T31">Design Trade-offs<text:tab/>9</text:span></text:p>
          <text:p text:style-name="P37"><text:a xlink:type="simple" xlink:href="#_kgcv8k" text:style-name="Index_20_Link" text:visited-style-name="Index_20_Link"><text:span text:style-name="T31">2.8</text:span></text:a><text:a xlink:type="simple" xlink:href="#_kgcv8k" text:style-name="Index_20_Link" text:visited-style-name="Index_20_Link"><text:span text:style-name="T12"><text:tab/></text:span></text:a><text:span text:style-name="T31">User Characteristics<text:tab/>10</text:span></text:p>
          <text:p text:style-name="P38"><text:a xlink:type="simple" xlink:href="#_34g0dwd" text:style-name="Index_20_Link" text:visited-style-name="Index_20_Link"><text:span text:style-name="T9">2.8.1</text:span></text:a><text:a xlink:type="simple" xlink:href="#_34g0dwd" text:style-name="Index_20_Link" text:visited-style-name="Index_20_Link"><text:span text:style-name="T12"><text:tab/></text:span></text:a><text:span text:style-name="T9">User Problem Statement<text:tab/>10</text:span></text:p>
          <text:p text:style-name="P38"><text:a xlink:type="simple" xlink:href="#_1jlao46" text:style-name="Index_20_Link" text:visited-style-name="Index_20_Link"><text:span text:style-name="T9">2.8.2</text:span></text:a><text:a xlink:type="simple" xlink:href="#_1jlao46" text:style-name="Index_20_Link" text:visited-style-name="Index_20_Link"><text:span text:style-name="T12"><text:tab/></text:span></text:a><text:span text:style-name="T9">User Objectives<text:tab/>10</text:span></text:p>
          <text:p text:style-name="P17"><text:a xlink:type="simple" xlink:href="#_43ky6rz" text:style-name="Index_20_Link" text:visited-style-name="Index_20_Link"><text:span text:style-name="T30">3</text:span></text:a><text:a xlink:type="simple" xlink:href="#_43ky6rz" text:style-name="Index_20_Link" text:visited-style-name="Index_20_Link"><text:span text:style-name="T12"><text:tab/></text:span></text:a><text:span text:style-name="T30">SYSTEM ARCHITECTURE<text:tab/>11</text:span></text:p>
          <text:p text:style-name="P37"><text:a xlink:type="simple" xlink:href="#_4i7ojhp" text:style-name="Index_20_Link" text:visited-style-name="Index_20_Link"><text:span text:style-name="T31">3.1</text:span></text:a><text:a xlink:type="simple" xlink:href="#_4i7ojhp" text:style-name="Index_20_Link" text:visited-style-name="Index_20_Link"><text:span text:style-name="T12"><text:tab/></text:span></text:a><text:span text:style-name="T31">Hardware Architecture<text:tab/>11</text:span></text:p>
          <text:p text:style-name="P37"><text:a xlink:type="simple" xlink:href="#_2iq8gzs" text:style-name="Index_20_Link" text:visited-style-name="Index_20_Link"><text:span text:style-name="T31">3.2</text:span></text:a><text:a xlink:type="simple" xlink:href="#_2iq8gzs" text:style-name="Index_20_Link" text:visited-style-name="Index_20_Link"><text:span text:style-name="T12"><text:tab/></text:span></text:a><text:span text:style-name="T31">Software Architecture<text:tab/>11</text:span></text:p>
          <text:p text:style-name="P37"><text:a xlink:type="simple" xlink:href="#_xvir7l" text:style-name="Index_20_Link" text:visited-style-name="Index_20_Link"><text:span text:style-name="T31">3.3</text:span></text:a><text:a xlink:type="simple" xlink:href="#_xvir7l" text:style-name="Index_20_Link" text:visited-style-name="Index_20_Link"><text:span text:style-name="T12"><text:tab/></text:span></text:a><text:span text:style-name="T31">Communications Architecture<text:tab/>11</text:span></text:p>
          <text:p text:style-name="P17"><text:a xlink:type="simple" xlink:href="#_3hv69ve" text:style-name="Index_20_Link" text:visited-style-name="Index_20_Link"><text:span text:style-name="T30">4</text:span></text:a><text:a xlink:type="simple" xlink:href="#_3hv69ve" text:style-name="Index_20_Link" text:visited-style-name="Index_20_Link"><text:span text:style-name="T12"><text:tab/></text:span></text:a><text:span text:style-name="T30">DATA DESIGN<text:tab/>12</text:span></text:p>
          <text:p text:style-name="P37"><text:a xlink:type="simple" xlink:href="#_2bn6wsx" text:style-name="Index_20_Link" text:visited-style-name="Index_20_Link"><text:span text:style-name="T31">4.1</text:span></text:a><text:a xlink:type="simple" xlink:href="#_2bn6wsx" text:style-name="Index_20_Link" text:visited-style-name="Index_20_Link"><text:span text:style-name="T12"><text:tab/></text:span></text:a><text:span text:style-name="T31">Database Management System Files<text:tab/>12</text:span></text:p>
          <text:p text:style-name="P37"><text:a xlink:type="simple" xlink:href="#_qsh70q" text:style-name="Index_20_Link" text:visited-style-name="Index_20_Link"><text:span text:style-name="T31">4.2</text:span></text:a><text:a xlink:type="simple" xlink:href="#_qsh70q" text:style-name="Index_20_Link" text:visited-style-name="Index_20_Link"><text:span text:style-name="T12"><text:tab/></text:span></text:a><text:span text:style-name="T31">Non-Database Management System Files<text:tab/>12</text:span></text:p>
          <text:p text:style-name="P17"><text:a xlink:type="simple" xlink:href="#_1x0gk37" text:style-name="Index_20_Link" text:visited-style-name="Index_20_Link"><text:span text:style-name="T30">5</text:span></text:a><text:a xlink:type="simple" xlink:href="#_1x0gk37" text:style-name="Index_20_Link" text:visited-style-name="Index_20_Link"><text:span text:style-name="T12"><text:tab/></text:span></text:a><text:span text:style-name="T30">DETAILED DESIGN<text:tab/>13</text:span></text:p>
          <text:p text:style-name="P37"><text:a xlink:type="simple" xlink:href="#_49x2ik5" text:style-name="Index_20_Link" text:visited-style-name="Index_20_Link"><text:span text:style-name="T31">5.1</text:span></text:a><text:a xlink:type="simple" xlink:href="#_49x2ik5" text:style-name="Index_20_Link" text:visited-style-name="Index_20_Link"><text:span text:style-name="T12"><text:tab/></text:span></text:a><text:span text:style-name="T31">Hardware Detailed Design<text:tab/>13</text:span></text:p>
          <text:p text:style-name="P37"><text:a xlink:type="simple" xlink:href="#_2p2csry" text:style-name="Index_20_Link" text:visited-style-name="Index_20_Link"><text:span text:style-name="T31">5.2</text:span></text:a><text:a xlink:type="simple" xlink:href="#_2p2csry" text:style-name="Index_20_Link" text:visited-style-name="Index_20_Link"><text:span text:style-name="T12"><text:tab/></text:span></text:a><text:span text:style-name="T31">Software Detailed Design<text:tab/>14</text:span></text:p>
          <text:p text:style-name="P38"><text:a xlink:type="simple" xlink:href="#_4h042r0" text:style-name="Index_20_Link" text:visited-style-name="Index_20_Link"><text:span text:style-name="T9">5.2.1</text:span></text:a><text:a xlink:type="simple" xlink:href="#_4h042r0" text:style-name="Index_20_Link" text:visited-style-name="Index_20_Link"><text:span text:style-name="T12"><text:tab/></text:span></text:a><text:span text:style-name="T9">Module [X]<text:tab/>14</text:span></text:p>
          <text:p text:style-name="P38"><text:a xlink:type="simple" xlink:href="#_23ckvvd" text:style-name="Index_20_Link" text:visited-style-name="Index_20_Link"><text:span text:style-name="T9">5.2.2</text:span></text:a><text:a xlink:type="simple" xlink:href="#_23ckvvd" text:style-name="Index_20_Link" text:visited-style-name="Index_20_Link"><text:span text:style-name="T12"><text:tab/></text:span></text:a><text:span text:style-name="T9">Module [X]<text:tab/>14</text:span></text:p>
          <text:p text:style-name="P37"><text:a xlink:type="simple" xlink:href="#_ihv636" text:style-name="Index_20_Link" text:visited-style-name="Index_20_Link"><text:span text:style-name="T31">5.3</text:span></text:a><text:a xlink:type="simple" xlink:href="#_ihv636" text:style-name="Index_20_Link" text:visited-style-name="Index_20_Link"><text:span text:style-name="T12"><text:tab/></text:span></text:a><text:span text:style-name="T31">Communications Detailed Design<text:tab/>15</text:span></text:p>
          <text:p text:style-name="P17"><text:a xlink:type="simple" xlink:href="#_2w5ecyt" text:style-name="Index_20_Link" text:visited-style-name="Index_20_Link"><text:span text:style-name="T30">6</text:span></text:a><text:a xlink:type="simple" xlink:href="#_2w5ecyt" text:style-name="Index_20_Link" text:visited-style-name="Index_20_Link"><text:span text:style-name="T12"><text:tab/></text:span></text:a><text:span text:style-name="T30">EXTERNAL INTERFACE DESIGN<text:tab/>16</text:span></text:p>
          <text:p text:style-name="P37"><text:a xlink:type="simple" xlink:href="#_1hmsyys" text:style-name="Index_20_Link" text:visited-style-name="Index_20_Link"><text:span text:style-name="T31">6.1</text:span></text:a><text:a xlink:type="simple" xlink:href="#_1hmsyys" text:style-name="Index_20_Link" text:visited-style-name="Index_20_Link"><text:span text:style-name="T12"><text:tab/></text:span></text:a><text:span text:style-name="T31">Interface Architecture<text:tab/>16</text:span></text:p>
          <text:p text:style-name="P37"><text:a xlink:type="simple" xlink:href="#_1baon6m" text:style-name="Index_20_Link" text:visited-style-name="Index_20_Link"><text:span text:style-name="T31">6.2</text:span></text:a><text:a xlink:type="simple" xlink:href="#_1baon6m" text:style-name="Index_20_Link" text:visited-style-name="Index_20_Link"><text:span text:style-name="T12"><text:tab/></text:span></text:a><text:span text:style-name="T31">Interface Detailed Design<text:tab/>16</text:span></text:p>
          <text:p text:style-name="P17"><text:a xlink:type="simple" xlink:href="#_3vac5uf" text:style-name="Index_20_Link" text:visited-style-name="Index_20_Link"><text:span text:style-name="T30">7</text:span></text:a><text:a xlink:type="simple" xlink:href="#_3vac5uf" text:style-name="Index_20_Link" text:visited-style-name="Index_20_Link"><text:span text:style-name="T12"><text:tab/></text:span></text:a><text:span text:style-name="T30">HUMAN-MACHINE INTERFACE<text:tab/>19</text:span></text:p>
          <text:p text:style-name="P37"><text:a xlink:type="simple" xlink:href="#_2afmg28" text:style-name="Index_20_Link" text:visited-style-name="Index_20_Link"><text:span text:style-name="T31">7.1</text:span></text:a><text:a xlink:type="simple" xlink:href="#_2afmg28" text:style-name="Index_20_Link" text:visited-style-name="Index_20_Link"><text:span text:style-name="T12"><text:tab/></text:span></text:a><text:span text:style-name="T31">Interface Design Rules<text:tab/>19</text:span></text:p>
          <text:p text:style-name="P37"><text:a xlink:type="simple" xlink:href="#_pkwqa1" text:style-name="Index_20_Link" text:visited-style-name="Index_20_Link"><text:span text:style-name="T31">7.2</text:span></text:a><text:a xlink:type="simple" xlink:href="#_pkwqa1" text:style-name="Index_20_Link" text:visited-style-name="Index_20_Link"><text:span text:style-name="T12"><text:tab/></text:span></text:a><text:span text:style-name="T31">Inputs<text:tab/>19</text:span></text:p>
          <text:p text:style-name="P37"><text:soft-page-break/><text:a xlink:type="simple" xlink:href="#_39kk8xu" text:style-name="Index_20_Link" text:visited-style-name="Index_20_Link"><text:span text:style-name="T31">7.3</text:span></text:a><text:a xlink:type="simple" xlink:href="#_39kk8xu" text:style-name="Index_20_Link" text:visited-style-name="Index_20_Link"><text:span text:style-name="T12"><text:tab/></text:span></text:a><text:span text:style-name="T31">Outputs<text:tab/>19</text:span></text:p>
          <text:p text:style-name="P37"><text:a xlink:type="simple" xlink:href="#_4f1mdlm" text:style-name="Index_20_Link" text:visited-style-name="Index_20_Link"><text:span text:style-name="T31">7.4</text:span></text:a><text:a xlink:type="simple" xlink:href="#_4f1mdlm" text:style-name="Index_20_Link" text:visited-style-name="Index_20_Link"><text:span text:style-name="T12"><text:tab/></text:span></text:a><text:span text:style-name="T31">Navigation Hierarchy<text:tab/>19</text:span></text:p>
          <text:p text:style-name="P38"><text:a xlink:type="simple" xlink:href="#_2u6wntf" text:style-name="Index_20_Link" text:visited-style-name="Index_20_Link"><text:span text:style-name="T9">7.4.1</text:span></text:a><text:a xlink:type="simple" xlink:href="#_2u6wntf" text:style-name="Index_20_Link" text:visited-style-name="Index_20_Link"><text:span text:style-name="T12"><text:tab/></text:span></text:a><text:span text:style-name="T9">Screen [x.1]<text:tab/>19</text:span></text:p>
          <text:p text:style-name="P38"><text:a xlink:type="simple" xlink:href="#_19c6y18" text:style-name="Index_20_Link" text:visited-style-name="Index_20_Link"><text:span text:style-name="T9">7.4.2</text:span></text:a><text:a xlink:type="simple" xlink:href="#_19c6y18" text:style-name="Index_20_Link" text:visited-style-name="Index_20_Link"><text:span text:style-name="T12"><text:tab/></text:span></text:a><text:span text:style-name="T9">Screen [x.2]<text:tab/>20</text:span></text:p>
          <text:p text:style-name="P38"><text:a xlink:type="simple" xlink:href="#_3tbugp1" text:style-name="Index_20_Link" text:visited-style-name="Index_20_Link"><text:span text:style-name="T9">7.4.3</text:span></text:a><text:a xlink:type="simple" xlink:href="#_3tbugp1" text:style-name="Index_20_Link" text:visited-style-name="Index_20_Link"><text:span text:style-name="T12"><text:tab/></text:span></text:a><text:span text:style-name="T9">Screen [x.3]<text:tab/>20</text:span></text:p>
          <text:p text:style-name="P17"><text:a xlink:type="simple" xlink:href="#_28h4qwu" text:style-name="Index_20_Link" text:visited-style-name="Index_20_Link"><text:span text:style-name="T30">8</text:span></text:a><text:a xlink:type="simple" xlink:href="#_28h4qwu" text:style-name="Index_20_Link" text:visited-style-name="Index_20_Link"><text:span text:style-name="T12"><text:tab/></text:span></text:a><text:span text:style-name="T30">SYSTEM INTEGRITY CONTROLS<text:tab/>21</text:span></text:p>
          <text:p text:style-name="P17"><text:a xlink:type="simple" xlink:href="#_1opuj5n" text:style-name="Index_20_Link" text:visited-style-name="Index_20_Link"><text:span text:style-name="T30">9</text:span></text:a><text:a xlink:type="simple" xlink:href="#_1opuj5n" text:style-name="Index_20_Link" text:visited-style-name="Index_20_Link"><text:span text:style-name="T12"><text:tab/></text:span></text:a><text:span text:style-name="T30">APPENDIX A<text:tab/>22</text:span></text:p>
          <text:p text:style-name="P37"><text:a xlink:type="simple" xlink:href="#_48pi1tg" text:style-name="Index_20_Link" text:visited-style-name="Index_20_Link"><text:span text:style-name="T31">9.1</text:span></text:a><text:a xlink:type="simple" xlink:href="#_48pi1tg" text:style-name="Index_20_Link" text:visited-style-name="Index_20_Link"><text:span text:style-name="T12"><text:tab/></text:span></text:a><text:span text:style-name="T31">Requirements Traceability Matrix<text:tab/>22</text:span></text:p>
          <text:p text:style-name="P37"><text:a xlink:type="simple" xlink:href="#_2nusc19" text:style-name="Index_20_Link" text:visited-style-name="Index_20_Link"><text:span text:style-name="T31">9.2</text:span></text:a><text:a xlink:type="simple" xlink:href="#_2nusc19" text:style-name="Index_20_Link" text:visited-style-name="Index_20_Link"><text:span text:style-name="T12"><text:tab/></text:span></text:a><text:span text:style-name="T31">Packaging and Installation<text:tab/>22</text:span></text:p>
          <text:p text:style-name="P37"><text:a xlink:type="simple" xlink:href="#_1302m92" text:style-name="Index_20_Link" text:visited-style-name="Index_20_Link"><text:span text:style-name="T31">9.3</text:span></text:a><text:a xlink:type="simple" xlink:href="#_1302m92" text:style-name="Index_20_Link" text:visited-style-name="Index_20_Link"><text:span text:style-name="T12"><text:tab/></text:span></text:a><text:span text:style-name="T31">Design Metrics<text:tab/>22</text:span></text:p>
          <text:p text:style-name="P37"><text:a xlink:type="simple" xlink:href="#_3mzq4wv" text:style-name="Index_20_Link" text:visited-style-name="Index_20_Link"><text:span text:style-name="T31">9.4</text:span></text:a><text:a xlink:type="simple" xlink:href="#_3mzq4wv" text:style-name="Index_20_Link" text:visited-style-name="Index_20_Link"><text:span text:style-name="T12"><text:tab/></text:span></text:a><text:span text:style-name="T31">Glossary of Terms<text:tab/>22</text:span></text:p>
        </text:index-body>
      </text:table-of-content>
      <text:p text:style-name="P30"/>
      <text:p text:style-name="P40">Document History</text:p>
      <text:p text:style-name="P30">Paper copies are valid only on the day they are printed. Contact the author if you are in any doubt about the accuracy of this document.</text:p>
      <text:p text:style-name="P29">Revision History</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4">Revision Number</text:p>
          </table:table-cell>
          <table:table-cell table:style-name="Table5.A1" office:value-type="string">
            <text:p text:style-name="P14">Revision Date</text:p>
          </table:table-cell>
          <table:table-cell table:style-name="Table5.A1" office:value-type="string">
            <text:p text:style-name="P14">Summary of Changes</text:p>
          </table:table-cell>
          <table:table-cell table:style-name="Table5.A1" office:value-type="string">
            <text:p text:style-name="P14">Author</text:p>
          </table:table-cell>
        </table:table-row>
        <table:table-row table:style-name="Table5.1">
          <table:table-cell table:style-name="Table5.A2" office:value-type="string">
            <text:p text:style-name="P13">0.1</text:p>
          </table:table-cell>
          <table:table-cell table:style-name="Table5.B2" office:value-type="string">
            <text:p text:style-name="P13">18Aug2024</text:p>
          </table:table-cell>
          <table:table-cell table:style-name="Table5.C2" office:value-type="string">
            <text:p text:style-name="P13">Initial Documenttion</text:p>
          </table:table-cell>
          <table:table-cell table:style-name="Table5.D2" office:value-type="string">
            <text:p text:style-name="P13">Paul M. Summitt</text:p>
          </table:table-cell>
        </table:table-row>
        <table:table-row table:style-name="Table5.1">
          <table:table-cell table:style-name="Table5.A3" office:value-type="string">
            <text:p text:style-name="P16">0.2</text:p>
          </table:table-cell>
          <table:table-cell table:style-name="Table5.B3" office:value-type="string">
            <text:p text:style-name="P16">20Jan2026</text:p>
          </table:table-cell>
          <table:table-cell table:style-name="Table5.C3" office:value-type="string">
            <text:p text:style-name="P16">Update Document</text:p>
          </table:table-cell>
          <table:table-cell table:style-name="Table5.D3" office:value-type="string">
            <text:p text:style-name="P16">Paul M. Summitt</text:p>
          </table:table-cell>
        </table:table-row>
        <table:table-row table:style-name="Table5.1">
          <table:table-cell table:style-name="Table5.A4" office:value-type="string">
            <text:p text:style-name="P14"/>
          </table:table-cell>
          <table:table-cell table:style-name="Table5.B4" office:value-type="string">
            <text:p text:style-name="P14"/>
          </table:table-cell>
          <table:table-cell table:style-name="Table5.C4" office:value-type="string">
            <text:p text:style-name="P14"/>
          </table:table-cell>
          <table:table-cell table:style-name="Table5.D4" office:value-type="string">
            <text:p text:style-name="P14"/>
          </table:table-cell>
        </table:table-row>
        <table:table-row table:style-name="Table5.1">
          <table:table-cell table:style-name="Table5.A5" office:value-type="string">
            <text:p text:style-name="P14"/>
          </table:table-cell>
          <table:table-cell table:style-name="Table5.B5" office:value-type="string">
            <text:p text:style-name="P14"/>
          </table:table-cell>
          <table:table-cell table:style-name="Table5.C5" office:value-type="string">
            <text:p text:style-name="P14"/>
          </table:table-cell>
          <table:table-cell table:style-name="Table5.D5" office:value-type="string">
            <text:p text:style-name="P14"/>
          </table:table-cell>
        </table:table-row>
        <table:table-row table:style-name="Table5.1">
          <table:table-cell table:style-name="Table5.A6" office:value-type="string">
            <text:p text:style-name="P14"/>
          </table:table-cell>
          <table:table-cell table:style-name="Table5.B6" office:value-type="string">
            <text:p text:style-name="P14"/>
          </table:table-cell>
          <table:table-cell table:style-name="Table5.C6" office:value-type="string">
            <text:p text:style-name="P14"/>
          </table:table-cell>
          <table:table-cell table:style-name="Table5.D6" office:value-type="string">
            <text:p text:style-name="P14"/>
          </table:table-cell>
        </table:table-row>
      </table:table>
      <text:p text:style-name="P29">Reference Documents</text:p>
      <text:p text:style-name="P30">Please see the following documents for more information: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Document Name</text:p>
          </table:table-cell>
          <table:table-cell table:style-name="Table6.A1" office:value-type="string">
            <text:p text:style-name="P14">Version</text:p>
          </table:table-cell>
          <table:table-cell table:style-name="Table6.A1" office:value-type="string">
            <text:p text:style-name="P14">Author</text:p>
          </table:table-cell>
        </table:table-row>
        <table:table-row table:style-name="Table6.1">
          <table:table-cell table:style-name="Table6.A2" office:value-type="string">
            <text:p text:style-name="P14"/>
          </table:table-cell>
          <table:table-cell table:style-name="Table6.B2" office:value-type="string">
            <text:p text:style-name="P14"/>
          </table:table-cell>
          <table:table-cell table:style-name="Table6.C2" office:value-type="string">
            <text:p text:style-name="P14"/>
          </table:table-cell>
        </table:table-row>
        <table:table-row table:style-name="Table6.1">
          <table:table-cell table:style-name="Table6.A3" office:value-type="string">
            <text:p text:style-name="P14"/>
          </table:table-cell>
          <table:table-cell table:style-name="Table6.B3" office:value-type="string">
            <text:p text:style-name="P14"/>
          </table:table-cell>
          <table:table-cell table:style-name="Table6.C3" office:value-type="string">
            <text:p text:style-name="P14"/>
          </table:table-cell>
        </table:table-row>
        <table:table-row table:style-name="Table6.1">
          <table:table-cell table:style-name="Table6.A4" office:value-type="string">
            <text:p text:style-name="P14"/>
          </table:table-cell>
          <table:table-cell table:style-name="Table6.B4" office:value-type="string">
            <text:p text:style-name="P14"/>
          </table:table-cell>
          <table:table-cell table:style-name="Table6.C4" office:value-type="string">
            <text:p text:style-name="P14"/>
          </table:table-cell>
        </table:table-row>
        <table:table-row table:style-name="Table6.1">
          <table:table-cell table:style-name="Table6.A5" office:value-type="string">
            <text:p text:style-name="P14"/>
          </table:table-cell>
          <table:table-cell table:style-name="Table6.B5" office:value-type="string">
            <text:p text:style-name="P14"/>
          </table:table-cell>
          <table:table-cell table:style-name="Table6.C5" office:value-type="string">
            <text:p text:style-name="P14"/>
          </table:table-cell>
        </table:table-row>
        <table:table-row table:style-name="Table6.1">
          <table:table-cell table:style-name="Table6.A6" office:value-type="string">
            <text:p text:style-name="P14"/>
          </table:table-cell>
          <table:table-cell table:style-name="Table6.B6" office:value-type="string">
            <text:p text:style-name="P14"/>
          </table:table-cell>
          <table:table-cell table:style-name="Table6.C6" office:value-type="string">
            <text:p text:style-name="P14"/>
          </table:table-cell>
        </table:table-row>
      </table:table>
      <text:p text:style-name="P29">Distribution List</text:p>
      <text:p text:style-name="P30">This document has been distributed to:</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table:number-columns-spanned="3" office:value-type="string">
            <text:p text:style-name="P14">Name</text:p>
          </table:table-cell>
          <table:covered-table-cell/>
          <table:covered-table-cell/>
          <table:table-cell table:style-name="Table7.A1" office:value-type="string">
            <text:p text:style-name="P14">Position</text:p>
          </table:table-cell>
          <table:table-cell table:style-name="Table7.A1" office:value-type="string">
            <text:p text:style-name="P14">Company</text:p>
          </table:table-cell>
          <table:table-cell table:style-name="Table7.A1" table:number-columns-spanned="2" office:value-type="string">
            <text:p text:style-name="P14">Action</text:p>
          </table:table-cell>
          <table:covered-table-cell/>
        </table:table-row>
        <table:table-row table:style-name="Table7.1">
          <table:table-cell table:style-name="Table7.A2" table:number-columns-spanned="3" office:value-type="string">
            <text:p text:style-name="P14"/>
          </table:table-cell>
          <table:covered-table-cell/>
          <table:covered-table-cell/>
          <table:table-cell table:style-name="Table7.D2" office:value-type="string">
            <text:p text:style-name="P14"/>
          </table:table-cell>
          <table:table-cell table:style-name="Table7.E2" office:value-type="string">
            <text:p text:style-name="P14"/>
          </table:table-cell>
          <table:table-cell table:style-name="Table7.F2" table:number-columns-spanned="2" office:value-type="string">
            <text:p text:style-name="P14"/>
          </table:table-cell>
          <table:covered-table-cell/>
        </table:table-row>
        <table:table-row table:style-name="Table7.1">
          <table:table-cell table:style-name="Table7.A3" table:number-columns-spanned="3" office:value-type="string">
            <text:p text:style-name="P14"/>
          </table:table-cell>
          <table:covered-table-cell/>
          <table:covered-table-cell/>
          <table:table-cell table:style-name="Table7.D3" office:value-type="string">
            <text:p text:style-name="P14"/>
          </table:table-cell>
          <table:table-cell table:style-name="Table7.E3" office:value-type="string">
            <text:p text:style-name="P14"/>
          </table:table-cell>
          <table:table-cell table:style-name="Table7.F3" table:number-columns-spanned="2" office:value-type="string">
            <text:p text:style-name="P14"/>
          </table:table-cell>
          <table:covered-table-cell/>
        </table:table-row>
        <table:table-row table:style-name="Table7.1">
          <table:table-cell table:style-name="Table7.A4" table:number-columns-spanned="3" office:value-type="string">
            <text:p text:style-name="P14"/>
          </table:table-cell>
          <table:covered-table-cell/>
          <table:covered-table-cell/>
          <table:table-cell table:style-name="Table7.D4" office:value-type="string">
            <text:p text:style-name="P14"/>
          </table:table-cell>
          <table:table-cell table:style-name="Table7.E4" office:value-type="string">
            <text:p text:style-name="P14"/>
          </table:table-cell>
          <table:table-cell table:style-name="Table7.F4" table:number-columns-spanned="2" office:value-type="string">
            <text:p text:style-name="P14"/>
          </table:table-cell>
          <table:covered-table-cell/>
        </table:table-row>
        <table:table-row table:style-name="Table7.1">
          <table:table-cell table:style-name="Table7.A5" table:number-columns-spanned="3" office:value-type="string">
            <text:p text:style-name="P14"/>
          </table:table-cell>
          <table:covered-table-cell/>
          <table:covered-table-cell/>
          <table:table-cell table:style-name="Table7.D5" office:value-type="string">
            <text:p text:style-name="P14"/>
          </table:table-cell>
          <table:table-cell table:style-name="Table7.E5" office:value-type="string">
            <text:p text:style-name="P14"/>
          </table:table-cell>
          <table:table-cell table:style-name="Table7.F5" table:number-columns-spanned="2" office:value-type="string">
            <text:p text:style-name="P14"/>
          </table:table-cell>
          <table:covered-table-cell/>
        </table:table-row>
        <table:table-row table:style-name="Table7.1">
          <table:table-cell table:style-name="Table7.A6" table:number-columns-spanned="3" office:value-type="string">
            <text:p text:style-name="P14"/>
          </table:table-cell>
          <table:covered-table-cell/>
          <table:covered-table-cell/>
          <table:table-cell table:style-name="Table7.D6" office:value-type="string">
            <text:p text:style-name="P14"/>
          </table:table-cell>
          <table:table-cell table:style-name="Table7.E6" office:value-type="string">
            <text:p text:style-name="P14"/>
          </table:table-cell>
          <table:table-cell table:style-name="Table7.F6" table:number-columns-spanned="2" office:value-type="string">
            <text:p text:style-name="P14"/>
          </table:table-cell>
          <table:covered-table-cell/>
        </table:table-row>
        <table:table-row table:style-name="Table7.7">
          <table:table-cell table:style-name="Table7.A7" office:value-type="string">
            <text:p text:style-name="P30"><text:s/></text:p>
          </table:table-cell>
          <table:table-cell table:style-name="Table7.B7" office:value-type="string">
            <text:p text:style-name="P30"/>
          </table:table-cell>
          <table:table-cell table:style-name="Table7.C7" table:number-columns-spanned="4" office:value-type="string">
            <text:p text:style-name="P39"/>
          </table:table-cell>
          <table:covered-table-cell/>
          <table:covered-table-cell/>
          <table:covered-table-cell/>
          <table:table-cell table:style-name="Table7.G7" office:value-type="string">
            <text:p text:style-name="P39"/>
          </table:table-cell>
        </table:table-row>
      </table:table>
      <text:p text:style-name="P30"><text:bookmark text:name="_30j0zll"/></text:p>
      <text:list xml:id="list4194892814" text:style-name="WWNum3">
        <text:list-item>
          <text:p text:style-name="P45"><text:bookmark text:name="_1fob9te"/>Executive Summary</text:p>
        </text:list-item>
      </text:list>
      <text:p text:style-name="P18">Executive Summary for the FleetControl Web Project</text:p>
      <text:p text:style-name="P19">FleetControl is an innovative web-based solution designed to streamline <text:span text:style-name="T32">vehicle </text:span>fleet management operations for <text:span text:style-name="T32">individuals and </text:span>businesses of all <text:span text:style-name="T32">types and </text:span>sizes. Our project aims to develop a comprehensive platform that facilitates real-time tracking, efficient resource allocation, and enhanced communication among fleet operators and their workforce.</text:p>
      <text:p text:style-name="P20">Project Objectives</text:p>
      <text:list xml:id="list1252368646" text:style-name="L1">
        <text:list-item>
          <text:p text:style-name="P51"><text:span text:style-name="Strong_20_Emphasis"><text:span text:style-name="T14">Enhance Fleet Visibility</text:span></text:span><text:span text:style-name="T17">: Implement GPS and telematics technologies to provide real-time location updates and performance metrics, enabling users to efficiently manage their assets.</text:span></text:p>
        </text:list-item>
        <text:list-item>
          <text:p text:style-name="P51"><text:span text:style-name="Strong_20_Emphasis"><text:span text:style-name="T14">Optimize Resource Allocation</text:span></text:span><text:span text:style-name="T17">: Utilize advanced analytics to ensure optimal routing and scheduling, reducing fuel consumption and operational costs.</text:span></text:p>
        </text:list-item>
        <text:list-item>
          <text:p text:style-name="P51"><text:span text:style-name="Strong_20_Emphasis"><text:span text:style-name="T14">Improve Communication</text:span></text:span><text:span text:style-name="T17">: Integrate communication tools for seamless interaction between drivers and dispatch, ensuring prompt responses to any on-ground issues.</text:span></text:p>
        </text:list-item>
        <text:list-item>
          <text:p text:style-name="P51"><text:span text:style-name="Strong_20_Emphasis"><text:span text:style-name="T14">User-Friendly Interface</text:span></text:span><text:span text:style-name="T13">: Design a highly intuitive user </text:span><text:span text:style-name="T15">web </text:span><text:span text:style-name="T13">interface that accommodates varying levels of technology proficiency among users.</text:span></text:p>
        </text:list-item>
      </text:list>
      <text:p text:style-name="P20">Key Features</text:p>
      <text:list xml:id="list151560894" text:style-name="L2">
        <text:list-item>
          <text:p text:style-name="P52"><text:span text:style-name="Strong_20_Emphasis"><text:span text:style-name="T14">Real-Time Vehicle Tracking</text:span></text:span><text:span text:style-name="T17">: Users can monitor the location and status of vehicles at any given moment.</text:span></text:p>
        </text:list-item>
        <text:list-item>
          <text:p text:style-name="P52"><text:span text:style-name="Strong_20_Emphasis"><text:span text:style-name="T14">Route Optimization</text:span></text:span><text:span text:style-name="T17">: Automatic suggestions for the best routes based on traffic data to minimize delays.</text:span></text:p>
        </text:list-item>
        <text:list-item>
          <text:p text:style-name="P52"><text:span text:style-name="Strong_20_Emphasis"><text:span text:style-name="T14">Maintenance Alerts</text:span></text:span><text:span text:style-name="T17">: Notifications for scheduled vehicle maintenance to enhance safety and efficiency.</text:span></text:p>
        </text:list-item>
        <text:list-item>
          <text:p text:style-name="P52"><text:span text:style-name="Strong_20_Emphasis"><text:span text:style-name="T14">Reporting Dashboard</text:span></text:span><text:span text:style-name="T13">: Centralized analytics dashboard for monitoring performance metrics and generating reports.</text:span></text:p>
        </text:list-item>
      </text:list>
      <text:p text:style-name="P20">Project Timeline</text:p>
      <text:p text:style-name="P19">The FleetControl project is scheduled for a development cycle <text:span text:style-name="T33">that will</text:span> includ<text:span text:style-name="T33">e</text:span> the following phases:</text:p>
      <text:list xml:id="list3548229475" text:style-name="L3">
        <text:list-item>
          <text:p text:style-name="P53"><text:soft-page-break/><text:span text:style-name="Strong_20_Emphasis"><text:span text:style-name="T14">Requirement Gathering and Analysis</text:span></text:span></text:p>
        </text:list-item>
        <text:list-item>
          <text:p text:style-name="P54"><text:span text:style-name="Strong_20_Emphasis"><text:span text:style-name="T14">Design and Development</text:span></text:span></text:p>
        </text:list-item>
        <text:list-item>
          <text:p text:style-name="P54"><text:span text:style-name="Strong_20_Emphasis"><text:span text:style-name="T14">Testing and Quality Assurance</text:span></text:span></text:p>
        </text:list-item>
        <text:list-item>
          <text:p text:style-name="P53"><text:span text:style-name="Strong_20_Emphasis"><text:span text:style-name="T14">Launch and Feedback Collecti</text:span></text:span><text:span text:style-name="Strong_20_Emphasis"><text:span text:style-name="T16">ion</text:span></text:span></text:p>
        </text:list-item>
      </text:list>
      <text:p text:style-name="P20">Expected Outcomes</text:p>
      <text:p text:style-name="P19">By implementing the FleetControl Web project, we anticipate significant improvements in operational efficiency, cost savings related to fleet management, and enhanced user satisfaction. This solution aims to empower <text:span text:style-name="T33">individuals and </text:span>businesses to make data-driven decisions, thereby maximizing both productivity and profitability.</text:p>
      <text:p text:style-name="P20">Conclusion</text:p>
      <text:p text:style-name="P25">The FleetControl web project represents a pivotal advancement in fleet management technology, making it an essential investment for businesses looking to improve their operational capabilities. Through innovative features and a user-centric design, FleetControl positions itself as a leader in the fleet management sector.</text:p>
      <text:list xml:id="list114948127776989" text:continue-list="list4194892814" text:style-name="WWNum3">
        <text:list-item>
          <text:list>
            <text:list-item>
              <text:p text:style-name="P46">Purpose of this document</text:p>
            </text:list-item>
          </text:list>
        </text:list-item>
      </text:list>
      <text:p text:style-name="P19">The purpose of the FleetControl Design Document is to provide a comprehensive framework detailing how the FleetControl system will be constructed, ensuring all stakeholders have a clear understanding of the project’s technical specifications and design decisions. This document serves as a blueprint that translates the requirements outlined in the Requirement Specifications into actionable guidelines for developers and project managers.</text:p>
      <text:p text:style-name="P20">Key Objectives of the Design Document</text:p>
      <text:list xml:id="list3827129882" text:style-name="L4">
        <text:list-item>
          <text:p text:style-name="P55"><text:span text:style-name="Strong_20_Emphasis"><text:span text:style-name="T14">System Architecture</text:span></text:span><text:span text:style-name="T17">: Outline the top-level architecture of the FleetControl system, including its modular components and their interactions.</text:span></text:p>
        </text:list-item>
        <text:list-item>
          <text:p text:style-name="P55"><text:span text:style-name="Strong_20_Emphasis"><text:span text:style-name="T14">Technical Specifications</text:span></text:span><text:span text:style-name="T17">: Detail the specific hardware, software, and communication protocols necessary to implement the solution effectively.</text:span></text:p>
        </text:list-item>
        <text:list-item>
          <text:p text:style-name="P55"><text:span text:style-name="Strong_20_Emphasis"><text:span text:style-name="T14">User Interface Design</text:span></text:span><text:span text:style-name="T17">: Describe the design and functionality of user interfaces, ensuring they are intuitive and user-friendly for various user groups.</text:span></text:p>
        </text:list-item>
        <text:list-item>
          <text:p text:style-name="P55"><text:span text:style-name="Strong_20_Emphasis"><text:span text:style-name="T14">Integration Points</text:span></text:span><text:span text:style-name="T17">: Identify potential integration points with existing systems and external services to ensure seamless operation.</text:span></text:p>
        </text:list-item>
        <text:list-item>
          <text:p text:style-name="P55"><text:span text:style-name="Strong_20_Emphasis"><text:span text:style-name="T14">Development Guidelines</text:span></text:span><text:span text:style-name="T13">: Provide coding standards and practices to be adhered to throughout the development lifecycle.</text:span></text:p>
        </text:list-item>
      </text:list>
      <text:p text:style-name="P20"><text:soft-page-break/>Intended Audience</text:p>
      <text:p text:style-name="P19">The intended audience for the FleetControl Design Document includes:</text:p>
      <text:list xml:id="list2000899013" text:style-name="L5">
        <text:list-item>
          <text:p text:style-name="P56"><text:span text:style-name="Strong_20_Emphasis"><text:span text:style-name="T14">Developers</text:span></text:span><text:span text:style-name="T17">: Software engineers and developers who will use this document to implement the system based on the outlined specifications.</text:span></text:p>
        </text:list-item>
        <text:list-item>
          <text:p text:style-name="P56"><text:span text:style-name="Strong_20_Emphasis"><text:span text:style-name="T14">Project Managers</text:span></text:span><text:span text:style-name="T17">: Individuals responsible for overseeing the project, ensuring timelines and budgets are adhered to while maintaining quality.</text:span></text:p>
        </text:list-item>
        <text:list-item>
          <text:p text:style-name="P56"><text:span text:style-name="Strong_20_Emphasis"><text:span text:style-name="T14">Quality Assurance Team</text:span></text:span><text:span text:style-name="T17">: QA professionals who will use the design document to formulate their testing strategies and ensure all requirements are met.</text:span></text:p>
        </text:list-item>
        <text:list-item>
          <text:p text:style-name="P56"><text:span text:style-name="Strong_20_Emphasis"><text:span text:style-name="T14">Stakeholders</text:span></text:span><text:span text:style-name="T17">: Business stakeholders and decision-makers who require insight into the system’s design to align it with organizational goals.</text:span></text:p>
        </text:list-item>
        <text:list-item>
          <text:p text:style-name="P56"><text:span text:style-name="Strong_20_Emphasis"><text:span text:style-name="T14">Maintenance Teams</text:span></text:span><text:span text:style-name="T13">: Future technical support personnel who will benefit from understanding the system architecture and components for ongoing maintenance.</text:span></text:p>
        </text:list-item>
      </text:list>
      <text:p text:style-name="P25">By addressing both technical and organizational needs, the FleetControl Design Document serves as a vital resource to facilitate effective communication and collaboration among all parties involved in the project. This ensures the final product aligns with business objectives and user expectations while adhering to best practices in system design and development.</text:p>
      <text:list xml:id="list114947478913667" text:continue-list="list114948127776989" text:style-name="WWNum3">
        <text:list-item>
          <text:list>
            <text:list-item>
              <text:p text:style-name="P47">System and Software Identification</text:p>
            </text:list-item>
          </text:list>
        </text:list-item>
      </text:list>
      <text:p text:style-name="P20">System Identification</text:p>
      <text:list xml:id="list3371649222" text:style-name="L6">
        <text:list-item>
          <text:p text:style-name="P57"><text:span text:style-name="Strong_20_Emphasis"><text:span text:style-name="T14">Identification Number</text:span></text:span><text:span text:style-name="T17">: FC-SYS-001</text:span></text:p>
        </text:list-item>
        <text:list-item>
          <text:p text:style-name="P57"><text:span text:style-name="Strong_20_Emphasis"><text:span text:style-name="T14">Title</text:span></text:span><text:span text:style-name="T17">: FleetControl System</text:span></text:p>
        </text:list-item>
        <text:list-item>
          <text:p text:style-name="P57"><text:span text:style-name="Strong_20_Emphasis"><text:span text:style-name="T14">Abbreviation</text:span></text:span><text:span text:style-name="T17">: FC</text:span></text:p>
        </text:list-item>
        <text:list-item>
          <text:p text:style-name="P57"><text:span text:style-name="Strong_20_Emphasis"><text:span text:style-name="T14">Version Number</text:span></text:span><text:span text:style-name="T17">: 1.0</text:span></text:p>
        </text:list-item>
        <text:list-item>
          <text:p text:style-name="P57"><text:span text:style-name="Strong_20_Emphasis"><text:span text:style-name="T14">Release Number</text:span></text:span><text:span text:style-name="T13">: R1</text:span></text:p>
        </text:list-item>
      </text:list>
      <text:p text:style-name="P20">Software Identification</text:p>
      <text:list xml:id="list2978876522" text:style-name="L7">
        <text:list-item>
          <text:p text:style-name="P58"><text:span text:style-name="Strong_20_Emphasis"><text:span text:style-name="T14">Identification Number</text:span></text:span><text:span text:style-name="T17">: FC-APP-002</text:span></text:p>
        </text:list-item>
        <text:list-item>
          <text:p text:style-name="P58"><text:span text:style-name="Strong_20_Emphasis"><text:span text:style-name="T14">Title</text:span></text:span><text:span text:style-name="T17">: FleetControl Web Application</text:span></text:p>
        </text:list-item>
        <text:list-item>
          <text:p text:style-name="P58"><text:span text:style-name="Strong_20_Emphasis"><text:span text:style-name="T14">Abbreviation</text:span></text:span><text:span text:style-name="T17">: FC-Web</text:span></text:p>
        </text:list-item>
        <text:list-item>
          <text:p text:style-name="P58"><text:span text:style-name="Strong_20_Emphasis"><text:span text:style-name="T14">Version Number</text:span></text:span><text:span text:style-name="T17">: 1.0</text:span></text:p>
        </text:list-item>
        <text:list-item>
          <text:p text:style-name="P58"><text:span text:style-name="Strong_20_Emphasis"><text:span text:style-name="T14">Release Number</text:span></text:span><text:span text:style-name="T13">: R1</text:span></text:p>
        </text:list-item>
      </text:list>
      <text:p text:style-name="P20"><text:soft-page-break/>Applicable Standards</text:p>
      <text:p text:style-name="P19">The following standards are relevant to the design of the FleetControl System and its accompanying software:</text:p>
      <text:list xml:id="list166174577" text:style-name="L8">
        <text:list-item>
          <text:p text:style-name="P59"><text:span text:style-name="Strong_20_Emphasis"><text:span text:style-name="T14">ANSI (American National Standards Institute)</text:span></text:span><text:span text:style-name="T13">:</text:span></text:p>
          <text:list>
            <text:list-item>
              <text:p text:style-name="P60">ANSI/ISO/IEC 25010: Systems and Software Engineering – Systems and Software Quality Requirements and Evaluation (SQuaRE) – System and Software Quality Models.</text:p>
            </text:list-item>
          </text:list>
        </text:list-item>
        <text:list-item>
          <text:p text:style-name="P59"><text:span text:style-name="Strong_20_Emphasis"><text:span text:style-name="T14">ISO (International Organization for Standardization)</text:span></text:span><text:span text:style-name="T13">:</text:span></text:p>
          <text:list>
            <text:list-item>
              <text:p text:style-name="P60">ISO 9001: Quality Management Systems – Requirements.</text:p>
            </text:list-item>
            <text:list-item>
              <text:p text:style-name="P61">ISO/IEC 12207: Software Life Cycle Processes.</text:p>
            </text:list-item>
          </text:list>
        </text:list-item>
        <text:list-item>
          <text:p text:style-name="P59"><text:span text:style-name="Strong_20_Emphasis"><text:span text:style-name="T14">IEEE (Institute of Electrical and Electronics Engineers)</text:span></text:span><text:span text:style-name="T13">:</text:span></text:p>
          <text:list>
            <text:list-item>
              <text:p text:style-name="P60">IEEE 829: Standard for Software and Systems Test Documentation.</text:p>
            </text:list-item>
            <text:list-item>
              <text:p text:style-name="P61">IEEE 1016: Recommended Practice for Software Design Descriptions.</text:p>
            </text:list-item>
            <text:list-item>
              <text:p text:style-name="P61">IEEE 1233: Guide for Developing System Requirements Specifications.</text:p>
            </text:list-item>
          </text:list>
        </text:list-item>
        <text:list-item>
          <text:p text:style-name="P59"><text:span text:style-name="Strong_20_Emphasis"><text:span text:style-name="T14">Agile Alliance</text:span></text:span><text:span text:style-name="T13">:</text:span></text:p>
          <text:list>
            <text:list-item>
              <text:p text:style-name="P60">Agile Manifesto: Principles of Agile Software Development that guide iterative design and development processes.</text:p>
            </text:list-item>
          </text:list>
        </text:list-item>
      </text:list>
      <text:p text:style-name="P25">By adhering to these standards, the FleetControl Design Document aims to ensure quality and reliability throughout the development and implementation lifecycle, aligning with industry best practices and regulatory requirements.</text:p>
      <text:list xml:id="list114948815863629" text:continue-list="list114947478913667" text:style-name="WWNum3">
        <text:list-item>
          <text:list>
            <text:list-item>
              <text:p text:style-name="P46">Scope</text:p>
            </text:list-item>
          </text:list>
        </text:list-item>
      </text:list>
      <text:p text:style-name="P41">The scope establishes the boundaries of the design document and should describe features outside of the scope, for example, if certain requirements were not included in the design due to budgetary or time constraints.</text:p>
      <table:table table:name="Table8" table:style-name="Table8">
        <table:table-column table:style-name="Table8.A"/>
        <table:table-row table:style-name="Table8.1">
          <table:table-cell table:style-name="Table8.A1" office:value-type="string">
            <text:p text:style-name="P14">Includes</text:p>
          </table:table-cell>
        </table:table-row>
        <table:table-row table:style-name="Table8.1">
          <table:table-cell table:style-name="Table8.A2" office:value-type="string">
            <text:p text:style-name="P15">Initial Website Development with PHP and MySQL</text:p>
          </table:table-cell>
        </table:table-row>
        <table:table-row table:style-name="Table8.1">
          <table:table-cell table:style-name="Table8.A3" office:value-type="string">
            <text:p text:style-name="P14"/>
          </table:table-cell>
        </table:table-row>
        <table:table-row table:style-name="Table8.1">
          <table:table-cell table:style-name="Table8.A4" office:value-type="string">
            <text:p text:style-name="P14"/>
          </table:table-cell>
        </table:table-row>
      </table:table>
      <text:p text:style-name="P30"/>
      <table:table table:name="Table9" table:style-name="Table9">
        <table:table-column table:style-name="Table9.A"/>
        <table:table-row table:style-name="Table9.1">
          <table:table-cell table:style-name="Table9.A1" office:value-type="string">
            <text:p text:style-name="P14">Excludes</text:p>
          </table:table-cell>
        </table:table-row>
        <table:table-row table:style-name="Table9.1">
          <table:table-cell table:style-name="Table9.A2" office:value-type="string">
            <text:p text:style-name="P14"/>
          </table:table-cell>
        </table:table-row>
        <table:table-row table:style-name="Table9.1">
          <table:table-cell table:style-name="Table9.A3" office:value-type="string">
            <text:p text:style-name="P14"/>
          </table:table-cell>
        </table:table-row>
        <table:table-row table:style-name="Table9.1">
          <table:table-cell table:style-name="Table9.A4" office:value-type="string">
            <text:p text:style-name="P14"/>
          </table:table-cell>
        </table:table-row>
      </table:table>
      <text:list xml:id="list114948056719935" text:continue-numbering="true" text:style-name="WWNum3">
        <text:list-item>
          <text:list>
            <text:list-item>
              <text:p text:style-name="P46"><text:bookmark text:name="_3dy6vkm"/><text:soft-page-break/>Relationship to Other Plans </text:p>
            </text:list-item>
          </text:list>
        </text:list-item>
      </text:list>
      <text:p text:style-name="P30">Describe this document’s relation to other plans, such as:</text:p>
      <text:list xml:id="list4145032526" text:style-name="WWNum2">
        <text:list-item>
          <text:p text:style-name="P65">Functional Requirements [version]</text:p>
        </text:list-item>
        <text:list-item>
          <text:p text:style-name="P65">Configuration Management Plan [version]</text:p>
        </text:list-item>
        <text:list-item>
          <text:p text:style-name="P65"><text:bookmark text:name="_1t3h5sf"/>Software Quality Assurance Plan [version]</text:p>
        </text:list-item>
      </text:list>
      <text:list xml:id="list114948702230360" text:continue-list="list114948056719935" text:style-name="WWNum3">
        <text:list-item>
          <text:list>
            <text:list-item>
              <text:p text:style-name="P46">Methodology, Tools, and Techniques </text:p>
            </text:list-item>
          </text:list>
        </text:list-item>
      </text:list>
      <text:p text:style-name="P30"><text:span text:style-name="T35">The initial development work of the FleetControl Web project is being done using PHP and MySQL on the local development machines. <text:s/>As the project progresses, both the Website and the database will be moved to a development server in-house. <text:s/></text:span><text:span text:style-name="T36">Later the FleetControl Web project will be migrated to Azure Web apps.</text:span><text:span text:style-name="T35"> </text:span>.</text:p>
      <text:list xml:id="list114948667156987" text:continue-numbering="true" text:style-name="WWNum3">
        <text:list-item>
          <text:list>
            <text:list-item>
              <text:p text:style-name="P46">Policies, Directives and Procedures</text:p>
            </text:list-item>
          </text:list>
        </text:list-item>
      </text:list>
      <text:p text:style-name="P30"><text:bookmark text:name="_2s8eyo1"/><text:span text:style-name="T36">At this point in time no</text:span> constraints or requirements <text:span text:style-name="T36">are identified as being </text:span>placed on this document by policies, directives, or procedures.</text:p>
      <text:list xml:id="list114949104892011" text:continue-numbering="true" text:style-name="WWNum3">
        <text:list-item>
          <text:p text:style-name="P45">Design Overview</text:p>
        </text:list-item>
      </text:list>
      <text:p text:style-name="P41"><text:bookmark text:name="_17dp8vu"/>Provide a brief introduction to the proposed system. Outline how the system will fit into the company’s business and technology environments, and discuss any strategic issues if appropriate. </text:p>
      <text:list xml:id="list114947837328720" text:continue-numbering="true" text:style-name="WWNum3">
        <text:list-item>
          <text:list>
            <text:list-item>
              <text:p text:style-name="P46">Background Information </text:p>
            </text:list-item>
          </text:list>
        </text:list-item>
      </text:list>
      <text:p text:style-name="P30"><text:span text:style-name="T37">In 1998, while working for KAIT-TV in Jonesboro, Arkansas, then principle designer and developer was asked by the station’s news director to develop some way to help keep track of expense of the various station vehicles. </text:span><text:span text:style-name="T38">Using Microsoft Access Developer 2000, an application was developer that kept track of the expenses associated with each vehicle. </text:span><text:span text:style-name="T37"><text:s/></text:span>.</text:p>
      <text:list xml:id="list114947974778339" text:continue-numbering="true" text:style-name="WWNum3">
        <text:list-item>
          <text:list>
            <text:list-item>
              <text:p text:style-name="P46">System Evolution Description</text:p>
            </text:list-item>
          </text:list>
        </text:list-item>
      </text:list>
      <text:p text:style-name="P31"><text:bookmark text:name="_26in1rg"/><text:span text:style-name="T22">[</text:span><text:span text:style-name="T23">Optional</text:span><text:span text:style-name="T22">] Describe how to migrate the existing system(s) to a more efficient system, or alternately moving an existing system to a future implementation.</text:span></text:p>
      <text:list xml:id="list114947932102599" text:continue-numbering="true" text:style-name="WWNum3">
        <text:list-item>
          <text:list>
            <text:list-item>
              <text:p text:style-name="P46">Current Process</text:p>
            </text:list-item>
          </text:list>
        </text:list-item>
      </text:list>
      <text:p text:style-name="P31"><text:bookmark text:name="_lnxbz9"/><text:span text:style-name="T22">[</text:span><text:span text:style-name="T23">Optional</text:span><text:span text:style-name="T22">] Describe the current processes that are in place (if applicable). This may help place the overall design in context.</text:span></text:p>
      <text:list xml:id="list114947288585030" text:continue-numbering="true" text:style-name="WWNum3">
        <text:list-item>
          <text:list>
            <text:list-item>
              <text:p text:style-name="P46">Proposed Process </text:p>
            </text:list-item>
          </text:list>
        </text:list-item>
      </text:list>
      <text:p text:style-name="P31"><text:bookmark text:name="_35nkun2"/><text:span text:style-name="T22">[</text:span><text:span text:style-name="T23">Optional</text:span><text:span text:style-name="T22">] Describe the proposed process. Reference any supporting documents, if relevant.</text:span></text:p>
      <text:list xml:id="list114948453164933" text:continue-numbering="true" text:style-name="WWNum3">
        <text:list-item>
          <text:list>
            <text:list-item>
              <text:p text:style-name="P46">Technology Forecast</text:p>
            </text:list-item>
          </text:list>
        </text:list-item>
      </text:list>
      <text:p text:style-name="P31"><text:bookmark text:name="_1ksv4uv"/><text:span text:style-name="T22">[</text:span><text:span text:style-name="T23">Optional</text:span><text:span text:style-name="T22">] Outline the emerging technologies that are expected to be available in a given timeframe(s), and how they may impact the future development of system the architecture.</text:span></text:p>
      <text:list xml:id="list114947775939703" text:continue-numbering="true" text:style-name="WWNum3">
        <text:list-item>
          <text:list>
            <text:list-item>
              <text:p text:style-name="P46">Constraints</text:p>
            </text:list-item>
          </text:list>
        </text:list-item>
      </text:list>
      <text:p text:style-name="P30"><text:bookmark text:name="_44sinio"/>Detail any constraints that are placed upon the system design, such as schedules, costs, or technical constrains, such as the company’s commitment to a specific development platform or programming language.</text:p>
      <text:list xml:id="list114948955756043" text:continue-numbering="true" text:style-name="WWNum3">
        <text:list-item>
          <text:list>
            <text:list-item>
              <text:p text:style-name="P46">Design Trade-offs</text:p>
            </text:list-item>
          </text:list>
        </text:list-item>
      </text:list>
      <text:p text:style-name="P30">Discuss the tradeoffs involved with the design chosen and the reasons for your choices. For example, an increase in security controls will likely entail a decrease in ease-of-use; an increase in the flexibility of a system typically entails a decrease in the simplicity of that system. For this reason, the designer must decide to put a higher value on some attributes over others. Some areas to consider include: </text:p>
      <text:list xml:id="list114947222637453" text:continue-list="list4145032526" text:style-name="WWNum2">
        <text:list-item>
          <text:p text:style-name="P65">Flexibility </text:p>
        </text:list-item>
        <text:list-item>
          <text:p text:style-name="P65"><text:soft-page-break/>Interoperability </text:p>
        </text:list-item>
        <text:list-item>
          <text:p text:style-name="P65">Performance </text:p>
        </text:list-item>
        <text:list-item>
          <text:p text:style-name="P65">Reliability and robustness </text:p>
        </text:list-item>
        <text:list-item>
          <text:p text:style-name="P65"><text:bookmark text:name="_2jxsxqh"/>Usability </text:p>
        </text:list-item>
      </text:list>
      <text:list xml:id="list114948473944038" text:continue-list="list114948955756043" text:style-name="WWNum3">
        <text:list-item>
          <text:list>
            <text:list-item>
              <text:p text:style-name="P46">User Characteristics</text:p>
            </text:list-item>
          </text:list>
        </text:list-item>
      </text:list>
      <text:p text:style-name="P30"><text:bookmark text:name="_z337ya"/>Describe the features of the user community, and their proficiency with software systems etc. </text:p>
      <text:list xml:id="list114948913030349" text:continue-numbering="true" text:style-name="WWNum3">
        <text:list-item>
          <text:list>
            <text:list-item>
              <text:list>
                <text:list-item>
                  <text:p text:style-name="P49">User Problem Statement</text:p>
                </text:list-item>
              </text:list>
            </text:list-item>
          </text:list>
        </text:list-item>
      </text:list>
      <text:p text:style-name="P30"><text:bookmark text:name="_3j2qqm3"/>Describe the major problem(s) experienced by the user community. </text:p>
      <text:list xml:id="list114949196132033" text:continue-numbering="true" text:style-name="WWNum3">
        <text:list-item>
          <text:list>
            <text:list-item>
              <text:list>
                <text:list-item>
                  <text:p text:style-name="P49">User Objectives</text:p>
                </text:list-item>
              </text:list>
            </text:list-item>
          </text:list>
        </text:list-item>
      </text:list>
      <text:p text:style-name="P30">Outline the users’ objectives and requirements for the new system. Where appropriate, include a "wish list" of desirable features. </text:p>
      <text:p text:style-name="P30"><text:bookmark text:name="_1y810tw"/></text:p>
      <text:list xml:id="list114947772224304" text:continue-numbering="true" text:style-name="WWNum3">
        <text:list-item>
          <text:p text:style-name="P45">System Architecture</text:p>
        </text:list-item>
      </text:list>
      <text:p text:style-name="P41"><text:bookmark text:name="_4i7ojhp"/>Describe the system and/or subsystem(s) architecture for the project. Discuss the general architectural decisions that have been approved. Include a graphical representation, where appropriate. <text:s/></text:p>
      <text:list xml:id="list114948095835094" text:continue-numbering="true" text:style-name="WWNum3">
        <text:list-item>
          <text:list>
            <text:list-item>
              <text:p text:style-name="P46">Hardware Architecture</text:p>
            </text:list-item>
          </text:list>
        </text:list-item>
      </text:list>
      <text:p text:style-name="P30"><text:bookmark text:name="_2xcytpi"/>Describe the system hardware architecture and indicate whether the processing system is distributed or centralized. List and describe the hardware modules with and diagrams showing the connectivity between the modules. If possible, identify the type/number/location of servers, workstations, processors, backup systems, output devices, etc.</text:p>
      <text:list xml:id="list114948418849984" text:continue-numbering="true" text:style-name="WWNum3">
        <text:list-item>
          <text:list>
            <text:list-item>
              <text:p text:style-name="P46">Software Architecture</text:p>
            </text:list-item>
          </text:list>
        </text:list-item>
      </text:list>
      <text:p text:style-name="P30">Describe the overall system software and organization. List and describe the software modules (i.e. including functions, subroutines, or classes), programming languages, and development tools. </text:p>
      <text:p text:style-name="P30">Describe all software required to support the system, and specify the physical location of all software systems. Identify database platforms, compilers, utilities, operating systems, communications software, etc. <text:s/></text:p>
      <text:list xml:id="list4281470084" text:style-name="WWNum1">
        <text:list-item>
          <text:p text:style-name="P66">Diagrams should map to the Functional Requirements Document’s data flow diagrams.</text:p>
        </text:list-item>
      </text:list>
      <text:p text:style-name="P30"><text:bookmark text:name="_1ci93xb"/>Provide diagrams that illustrate the segmentation levels down to the lowest level. Include names and reference numbers for all features on the diagrams. Include a narrative that expands on and enhances the understanding of the functional breakdown. </text:p>
      <text:list xml:id="list114947833297327" text:continue-list="list114948418849984" text:style-name="WWNum3">
        <text:list-item>
          <text:list>
            <text:list-item>
              <text:p text:style-name="P46">Communications Architecture</text:p>
            </text:list-item>
          </text:list>
        </text:list-item>
      </text:list>
      <text:p text:style-name="P30">Describe communications within the system, such as Local Area Networks (LANs), buses, etc. Include the communications architecture(s) being implemented, such as X.25, Token Ring, etc. </text:p>
      <text:p text:style-name="P30">Provide a diagram depicting the communications path(s) between the system and subsystem modules. </text:p>
      <text:p text:style-name="P30"><text:bookmark text:name="_3whwml4"/></text:p>
      <text:list xml:id="list114948445250757" text:continue-numbering="true" text:style-name="WWNum3">
        <text:list-item>
          <text:p text:style-name="P45">Data Design</text:p>
        </text:list-item>
      </text:list>
      <text:p text:style-name="P30">This section outlines the design of the database management system (DBMS) and non-DBMS files associated with the system. For networks, detail the distribution of data and identify any changes to the logical data model that may occur due to software or hardware requirements. </text:p>
      <text:list xml:id="list114948106950845" text:continue-list="list4281470084" text:style-name="WWNum1">
        <text:list-item>
          <text:p text:style-name="P66"><text:bookmark text:name="_2bn6wsx"/>Provide a Data Dictionary showing data element name, type, length, source, validation rules, maintenance, data stores, outputs, aliases, and description. Attach as an appendix.</text:p>
        </text:list-item>
      </text:list>
      <text:list xml:id="list114948730053541" text:continue-list="list114948445250757" text:style-name="WWNum3">
        <text:list-item>
          <text:list>
            <text:list-item>
              <text:p text:style-name="P46">Database Management System Files </text:p>
            </text:list-item>
          </text:list>
        </text:list-item>
      </text:list>
      <text:p text:style-name="P30">Describe how the database will be designed, including the following information, as appropriate:</text:p>
      <text:list xml:id="list114949027265930" text:continue-list="list114947222637453" text:style-name="WWNum2">
        <text:list-item>
          <text:p text:style-name="P65">Logical model; provide normalized table layouts, entity relationship diagrams, and other logical design information</text:p>
        </text:list-item>
        <text:list-item>
          <text:p text:style-name="P65">DBMS schemas, sub-schemas, records, sets, tables, storage page sizes, etc.</text:p>
        </text:list-item>
        <text:list-item>
          <text:p text:style-name="P65">Access methods (such as indexed, via set, sequential, random access, sorted pointer array, etc.)</text:p>
        </text:list-item>
        <text:list-item>
          <text:p text:style-name="P65">Estimate the database file size or volume of data within the file, data pages, including overhead resulting from access methods and free space</text:p>
        </text:list-item>
        <text:list-item>
          <text:p text:style-name="P65">Definition of the update frequency of the database tables, views, files, areas, records, and sets</text:p>
        </text:list-item>
        <text:list-item>
          <text:p text:style-name="P65"><text:bookmark text:name="_qsh70q"/>Estimates on the number of transactions the database may have to process</text:p>
        </text:list-item>
      </text:list>
      <text:list xml:id="list114947803161672" text:continue-list="list114948730053541" text:style-name="WWNum3">
        <text:list-item>
          <text:list>
            <text:list-item>
              <text:p text:style-name="P46">Non-Database Management System Files </text:p>
            </text:list-item>
          </text:list>
        </text:list-item>
      </text:list>
      <text:p text:style-name="P30">Describe all non-DBMS files including narratives on the usage of each file. Identify if the file is used for input, output, or both; identify temporary files; which modules read and write the file, etc. </text:p>
      <text:list xml:id="list114948796995303" text:continue-list="list114949027265930" text:style-name="WWNum2">
        <text:list-item>
          <text:p text:style-name="P65">Identify record structures, record keys, indexes, and reference data elements within the records</text:p>
        </text:list-item>
        <text:list-item>
          <text:p text:style-name="P65">Define record length and blocking factors</text:p>
        </text:list-item>
        <text:list-item>
          <text:p text:style-name="P65">Define file access method, such as, index sequential, virtual sequential, random access, etc</text:p>
        </text:list-item>
        <text:list-item>
          <text:p text:style-name="P65">Estimate the file size or volume of data within the file</text:p>
        </text:list-item>
        <text:list-item>
          <text:p text:style-name="P65"><text:soft-page-break/>Define the update frequency of the file; if appropriate, provide the estimated number of transactions per unit time, and the statistical mean, mode, and distribution of those transactions</text:p>
        </text:list-item>
      </text:list>
      <text:p text:style-name="P30"><text:bookmark text:name="_3as4poj"/></text:p>
      <text:list xml:id="list114948444412069" text:continue-list="list114947803161672" text:style-name="WWNum3">
        <text:list-item>
          <text:p text:style-name="P45">Detailed Design</text:p>
        </text:list-item>
      </text:list>
      <text:p text:style-name="P41"><text:bookmark text:name="_1pxezwc"/>This chapter describes the proposed design in detail. Provide the necessary information for the development team to integrate the hardware components, write the software code, so that the hardware and software components will provide a functional product. </text:p>
      <text:list xml:id="list114949392197297" text:continue-list="list114948106950845" text:style-name="WWNum1">
        <text:list-item>
          <text:p text:style-name="P67"><text:bookmark text:name="_49x2ik5"/>Every design item should map back to the Functional Requirements Document. These should be captured in the Requirements Traceability Matrix. </text:p>
        </text:list-item>
      </text:list>
      <text:list xml:id="list114947544559236" text:continue-list="list114948444412069" text:style-name="WWNum3">
        <text:list-item>
          <text:list>
            <text:list-item>
              <text:p text:style-name="P46">Hardware Detailed Design</text:p>
            </text:list-item>
          </text:list>
        </text:list-item>
      </text:list>
      <text:p text:style-name="P30">In this section, provide enough information for the developers to build and/or procure the system’s hardware.</text:p>
      <text:list xml:id="list114948967068218" text:continue-list="list114949392197297" text:style-name="WWNum1">
        <text:list-item>
          <text:p text:style-name="P66"><text:s/>If this section becomes too lengthy, consider placing it in the Appendix or reference it in a separate document. Add additional diagrams, if necessary, to describe each component and its functions.</text:p>
        </text:list-item>
      </text:list>
      <text:p text:style-name="P30">Include the following information (as applicable):</text:p>
      <text:list xml:id="list114947678098047" text:continue-list="list114948796995303" text:style-name="WWNum2">
        <text:list-item>
          <text:p text:style-name="P65">Cable type(s) and length(s) </text:p>
        </text:list-item>
        <text:list-item>
          <text:p text:style-name="P65">Connector specifications</text:p>
        </text:list-item>
        <text:list-item>
          <text:p text:style-name="P65">Details of hardware items, such as monitors, printers, servers, I/O devices, and the relationship to each other </text:p>
        </text:list-item>
        <text:list-item>
          <text:p text:style-name="P65">Hard drive/floppy drive/CD-ROM requirements </text:p>
        </text:list-item>
        <text:list-item>
          <text:p text:style-name="P65">Memory and/or storage space requirements </text:p>
        </text:list-item>
        <text:list-item>
          <text:p text:style-name="P65">Monitor resolution </text:p>
        </text:list-item>
        <text:list-item>
          <text:p text:style-name="P65">Power input requirements for each component </text:p>
        </text:list-item>
        <text:list-item>
          <text:p text:style-name="P65">Processor requirements</text:p>
        </text:list-item>
        <text:list-item>
          <text:p text:style-name="P65">Signal impedances and logic states </text:p>
        </text:list-item>
      </text:list>
      <text:list xml:id="list114948483414264" text:continue-list="list114947544559236" text:style-name="WWNum3">
        <text:list-item>
          <text:list>
            <text:list-item>
              <text:p text:style-name="P48"><text:bookmark text:name="_2p2csry"/>Software Detailed Design </text:p>
            </text:list-item>
          </text:list>
        </text:list-item>
      </text:list>
      <text:p text:style-name="P30">A software module is the lowest level of design granularity in the system. In this section, provide enough detailed information for the developers to write the source code for all modules in the system (and/or integrate COTS software programs).</text:p>
      <text:p text:style-name="P30">For each module, provide the following information:</text:p>
      <text:list xml:id="list114949390345772" text:continue-list="list114947678098047" text:style-name="WWNum2">
        <text:list-item>
          <text:p text:style-name="P65">Narrative introduction to each module, its function(s), the conditions under which it is used (called or scheduled), processing, logic, interfaces to other modules, interfaces to external systems, security requirements, etc.</text:p>
        </text:list-item>
        <text:list-item>
          <text:p text:style-name="P65">Graphical representation of the module processing, logic, flow of control, and algorithms, using charts, diagrams, flowcharts as appropriate</text:p>
        </text:list-item>
        <text:list-item>
          <text:p text:style-name="P65">Data elements, record structures, and file structures associated with module input and output</text:p>
        </text:list-item>
        <text:list-item>
          <text:p text:style-name="P65">Report layout</text:p>
        </text:list-item>
        <text:list-item>
          <text:p text:style-name="P65">For COTS packages, specify any call routines or bridging programs to integrate the package with the system and/or other COTS packages, such as DLLs (Dynamic Link Libraries)</text:p>
        </text:list-item>
      </text:list>
      <text:p text:style-name="P42"><text:bookmark text:name="_147n2zr"/>Repeat this section for each module.</text:p>
      <text:list xml:id="list114948967075876" text:continue-list="list114948483414264" text:style-name="WWNum3">
        <text:list-item>
          <text:list>
            <text:list-item>
              <text:list>
                <text:list-item>
                  <text:p text:style-name="P49">Module [X]</text:p>
                </text:list-item>
              </text:list>
            </text:list-item>
          </text:list>
        </text:list-item>
      </text:list>
      <text:p text:style-name="P30"><text:bookmark text:name="_3o7alnk"/>Provide a detailed description of each software module. </text:p>
      <text:list xml:id="list114948649388723" text:continue-numbering="true" text:style-name="WWNum3">
        <text:list-item>
          <text:list>
            <text:list-item>
              <text:list>
                <text:list-item>
                  <text:list>
                    <text:list-item>
                      <text:p text:style-name="P50">Processing</text:p>
                    </text:list-item>
                  </text:list>
                </text:list-item>
              </text:list>
            </text:list-item>
          </text:list>
        </text:list-item>
      </text:list>
      <text:p text:style-name="P30">Provide a processing narrative for each module. </text:p>
      <text:p text:style-name="P30">Explain the process by which each module interacts with other parts of the system, including other modules. Describe the data elements and data structures which provide input to each module, how the module transforms the data, and the data elements or data structures which are output.</text:p>
      <text:list xml:id="list114948707946615" text:continue-numbering="true" text:style-name="WWNum3">
        <text:list-item>
          <text:list>
            <text:list-item>
              <text:list>
                <text:list-item>
                  <text:list>
                    <text:list-item>
                      <text:p text:style-name="P50">Local data structures</text:p>
                    </text:list-item>
                  </text:list>
                </text:list-item>
              </text:list>
            </text:list-item>
          </text:list>
        </text:list-item>
      </text:list>
      <text:p text:style-name="P30"><text:bookmark text:name="_23ckvvd"/>Describe the local data structures.</text:p>
      <text:list xml:id="list114948138504764" text:continue-numbering="true" text:style-name="WWNum3">
        <text:list-item>
          <text:list>
            <text:list-item>
              <text:list>
                <text:list-item>
                  <text:p text:style-name="P49">Module [X]</text:p>
                </text:list-item>
              </text:list>
            </text:list-item>
          </text:list>
        </text:list-item>
      </text:list>
      <text:p text:style-name="P30">Provide a detailed description of each software module. </text:p>
      <text:list xml:id="list114948133351962" text:continue-numbering="true" text:style-name="WWNum3">
        <text:list-item>
          <text:list>
            <text:list-item>
              <text:list>
                <text:list-item>
                  <text:list>
                    <text:list-item>
                      <text:p text:style-name="P50">Processing</text:p>
                    </text:list-item>
                  </text:list>
                </text:list-item>
              </text:list>
            </text:list-item>
          </text:list>
        </text:list-item>
      </text:list>
      <text:p text:style-name="P30">Provide a processing narrative for each module. </text:p>
      <text:list xml:id="list114947692122114" text:continue-numbering="true" text:style-name="WWNum3">
        <text:list-item>
          <text:list>
            <text:list-item>
              <text:list>
                <text:list-item>
                  <text:list>
                    <text:list-item>
                      <text:p text:style-name="P50"><text:soft-page-break/>Local data structures</text:p>
                    </text:list-item>
                  </text:list>
                </text:list-item>
              </text:list>
            </text:list-item>
          </text:list>
        </text:list-item>
      </text:list>
      <text:p text:style-name="P30"><text:bookmark text:name="_ihv636"/>Describe the local data structures.</text:p>
      <text:list xml:id="list114948171497169" text:continue-numbering="true" text:style-name="WWNum3">
        <text:list-item>
          <text:list>
            <text:list-item>
              <text:p text:style-name="P46">Communications Detailed Design </text:p>
            </text:list-item>
          </text:list>
        </text:list-item>
      </text:list>
      <text:p text:style-name="P30">Provide enough detailed information about the communication requirements to build and/or procure the communications components for the system. </text:p>
      <text:list xml:id="list114949276207500" text:continue-list="list114948967068218" text:style-name="WWNum1">
        <text:list-item>
          <text:p text:style-name="P66">This section should provide enough detail to support the procurement of hardware for the system installation</text:p>
        </text:list-item>
      </text:list>
      <text:p text:style-name="P30">Include the following information in the detailed designs (as appropriate):</text:p>
      <text:list xml:id="list114949424077706" text:continue-list="list114949390345772" text:style-name="WWNum2">
        <text:list-item>
          <text:p text:style-name="P65">Details of servers and clients to be included on each area network</text:p>
        </text:list-item>
        <text:list-item>
          <text:p text:style-name="P65">Specifications for bus timing requirements and bus control</text:p>
        </text:list-item>
        <text:list-item>
          <text:p text:style-name="P65">Format(s) for data being exchanged between components</text:p>
        </text:list-item>
        <text:list-item>
          <text:p text:style-name="P65">Diagrams showing connectivity between components, data flow (if applicable), and distances between components; </text:p>
        </text:list-item>
        <text:list-item>
          <text:p text:style-name="P65">LAN topology</text:p>
        </text:list-item>
      </text:list>
      <text:p text:style-name="P30"><text:bookmark text:name="_32hioqz"/></text:p>
      <text:list xml:id="list114949320740188" text:continue-list="list114948171497169" text:style-name="WWNum3">
        <text:list-item>
          <text:p text:style-name="P45">External Interface Design</text:p>
        </text:list-item>
      </text:list>
      <text:p text:style-name="P30">External systems are any systems that are not within the scope of the system under development, regardless whether the other systems are managed by the development company or its client. </text:p>
      <text:p text:style-name="P30"><text:bookmark text:name="_1hmsyys"/>In this chapter, describe the interface(s) between the system under development (i.e. this system) and other external systems and/or subsystem(s). </text:p>
      <text:list xml:id="list114949523589900" text:continue-numbering="true" text:style-name="WWNum3">
        <text:list-item>
          <text:list>
            <text:list-item>
              <text:p text:style-name="P46">Interface Architecture </text:p>
            </text:list-item>
          </text:list>
        </text:list-item>
      </text:list>
      <text:p text:style-name="P30"><text:bookmark text:name="_41mghml"/>Describe the interface(s) between the system being designed and other systems. Include the interface architecture(s) being implemented, such as wide area networks, gateways, etc. Provide diagrams showing the communications path(s) between this system and other systems.</text:p>
      <text:list xml:id="list114947878885962" text:continue-numbering="true" text:style-name="WWNum3">
        <text:list-item>
          <text:list>
            <text:list-item>
              <text:p text:style-name="P46">Interface Detailed Design</text:p>
            </text:list-item>
          </text:list>
        </text:list-item>
      </text:list>
      <text:p text:style-name="P30">Provide sufficient detail about the interface requirements for the development team to format, transmit, and/or receive data across the interface.</text:p>
      <text:p text:style-name="P30">Include the following information (as appropriate): </text:p>
      <text:list xml:id="list114947570011310" text:continue-list="list114949424077706" text:style-name="WWNum2">
        <text:list-item>
          <text:p text:style-name="P65">Data format requirements; if data must be reformatted before it is transmitted or after incoming data is received. Describe the tools and/or methods for the reformat process</text:p>
        </text:list-item>
        <text:list-item>
          <text:p text:style-name="P65">Specifications for hand-shaking protocols between systems; content and format of hand-shake messages, timing for exchanging these messages, and errors handling</text:p>
        </text:list-item>
        <text:list-item>
          <text:p text:style-name="P65">Format(s) for reports exchanged between the systems</text:p>
        </text:list-item>
        <text:list-item>
          <text:p text:style-name="P65">Graphical representation of the connectivity between systems, showing the direction of data flow </text:p>
        </text:list-item>
        <text:list-item>
          <text:p text:style-name="P65">Query and response descriptions</text:p>
        </text:list-item>
      </text:list>
      <text:p text:style-name="P30"/>
      <text:p text:style-name="P30">Describe the individual data elements that the interfacing entity(s) will provide, store, send, access, and receive, such as:</text:p>
      <text:p text:style-name="P43">1) Names/identifiers</text:p>
      <text:p text:style-name="P44">Data Element Name</text:p>
      <text:p text:style-name="P44">Data Format/Length</text:p>
      <text:p text:style-name="P44">Data Type</text:p>
      <text:p text:style-name="P44">Definition</text:p>
      <text:p text:style-name="P44">Non-Technical Name</text:p>
      <text:p text:style-name="P44"><text:soft-page-break/>Non-Technical Synonyms</text:p>
      <text:p text:style-name="P44">Specifications</text:p>
      <text:p text:style-name="P44">Synonyms</text:p>
      <text:p text:style-name="P43">2) Range or enumeration of possible values (e.g. 0-99)</text:p>
      <text:p text:style-name="P43">3) Accuracy and precision (number of significant digits)</text:p>
      <text:p text:style-name="P43">4) Priority, timing, frequency, sequencing, and other constraints</text:p>
      <text:p text:style-name="P43">5) Security and privacy constraints</text:p>
      <text:p text:style-name="P43">6) Sources (setting/sending entities) and recipients (using/receiving entities)</text:p>
      <text:p text:style-name="P30"/>
      <text:p text:style-name="P30">Describe the data element assemblies (records, messages, files etc.) that the interfacing entity(s) will provide, store, and send, such as:</text:p>
      <text:p text:style-name="P43">1) Names/identifiers</text:p>
      <text:p text:style-name="P44">Technical Name, e.g., data structure name</text:p>
      <text:p text:style-name="P44">Non-technical Names, e.g. synonyms</text:p>
      <text:p text:style-name="P43">2) Data elements</text:p>
      <text:p text:style-name="P43">3) Medium/structure of data elements/assemblies</text:p>
      <text:p text:style-name="P43">4) Visual characteristics (e.g. layouts, fonts, icons etc)</text:p>
      <text:p text:style-name="P43">5) Relationships among assemblies</text:p>
      <text:p text:style-name="P43">6) Security and privacy constraints</text:p>
      <text:p text:style-name="P43">7) Sources and recipients</text:p>
      <text:p text:style-name="P30"/>
      <text:p text:style-name="P30">Describe the communication methods that the interfacing entity(s) will use for the interface, such as:</text:p>
      <text:p text:style-name="P43">1) Communication links/bands/frequencies/media</text:p>
      <text:p text:style-name="P43">2) Message formatting</text:p>
      <text:p text:style-name="P43">3) Flow control (e.g. sequence numbering)</text:p>
      <text:p text:style-name="P43">4) Data transfer rate</text:p>
      <text:p text:style-name="P43">5) Routing</text:p>
      <text:p text:style-name="P43">6) Transmission services</text:p>
      <text:p text:style-name="P43">7) Safety</text:p>
      <text:p text:style-name="P43">8) Security and privacy considerations</text:p>
      <text:p text:style-name="P30"/>
      <text:p text:style-name="P30"><text:soft-page-break/>Describe characteristics of the protocols that the interfacing entity(s) will use for the interface, such as:</text:p>
      <text:p text:style-name="P43">1) Priority/layer of the protocol</text:p>
      <text:p text:style-name="P43">2) Packeting</text:p>
      <text:p text:style-name="P43">3) Legality checks, error control </text:p>
      <text:p text:style-name="P43">4) Recovery procedures</text:p>
      <text:p text:style-name="P43">4) Synchronization</text:p>
      <text:p text:style-name="P43">5) Status, identification, and other reporting features</text:p>
      <text:p text:style-name="P30"><text:bookmark text:name="_2grqrue"/>Where appropriate describe other characteristics, such as physical compatibility of the interfacing entity(s) (dimensions, tolerances, loads, voltages, plug compatibility, etc.)</text:p>
      <text:list xml:id="list114947950544214" text:continue-list="list114947878885962" text:style-name="WWNum3">
        <text:list-item>
          <text:p text:style-name="P45">Human-Machine Interface</text:p>
        </text:list-item>
      </text:list>
      <text:p text:style-name="P30"><text:bookmark text:name="_vx1227"/>Describe the Human Machine interface (i.e. user interface) relative to the user. Additional information may be added if the suggested headings are inadequate.</text:p>
      <text:list xml:id="list114949270514825" text:continue-numbering="true" text:style-name="WWNum3">
        <text:list-item>
          <text:list>
            <text:list-item>
              <text:p text:style-name="P46">Interface Design Rules</text:p>
            </text:list-item>
          </text:list>
        </text:list-item>
      </text:list>
      <text:p text:style-name="P30"><text:bookmark text:name="_3fwokq0"/>Identify conventions and standards for designing the user interface.</text:p>
      <text:list xml:id="list114948440614462" text:continue-numbering="true" text:style-name="WWNum3">
        <text:list-item>
          <text:list>
            <text:list-item>
              <text:p text:style-name="P46">Inputs</text:p>
            </text:list-item>
          </text:list>
        </text:list-item>
      </text:list>
      <text:p text:style-name="P30">Identify the input media used by the user (i.e. operator) for providing information to the system, such as data entry screens, optical character readers, bar scanners, etc. </text:p>
      <text:p text:style-name="P30">Identify the messages associated with operator inputs, including the following:</text:p>
      <text:list xml:id="list114949313242542" text:continue-list="list114947570011310" text:style-name="WWNum2">
        <text:list-item>
          <text:p text:style-name="P65">Form(s) if the input data is keyed or scanned for data entry</text:p>
        </text:list-item>
        <text:list-item>
          <text:p text:style-name="P65">Access restrictions</text:p>
        </text:list-item>
        <text:list-item>
          <text:p text:style-name="P65"><text:bookmark text:name="_1v1yuxt"/>Security considerations</text:p>
        </text:list-item>
      </text:list>
      <text:list xml:id="list114949418597010" text:continue-list="list114948440614462" text:style-name="WWNum3">
        <text:list-item>
          <text:list>
            <text:list-item>
              <text:p text:style-name="P46">Outputs</text:p>
            </text:list-item>
          </text:list>
        </text:list-item>
      </text:list>
      <text:p text:style-name="P30">Describe the system output design relative to the user. System outputs include reports, data display screens, query results, etc.</text:p>
      <text:p text:style-name="P30">Identify the following, if appropriate: </text:p>
      <text:list xml:id="list114949061728965" text:continue-list="list114949313242542" text:style-name="WWNum2">
        <text:list-item>
          <text:p text:style-name="P65">Access restrictions or security considerations</text:p>
        </text:list-item>
        <text:list-item>
          <text:p text:style-name="P65">Description of the purpose of the output</text:p>
        </text:list-item>
        <text:list-item>
          <text:p text:style-name="P65">Report requirements, including frequency for periodic reports</text:p>
        </text:list-item>
        <text:list-item>
          <text:p text:style-name="P65"><text:bookmark text:name="_4f1mdlm"/>Screen contents (provide a graphic representation of each layout. Define all data elements associated with the layout)</text:p>
        </text:list-item>
      </text:list>
      <text:list xml:id="list114948818678083" text:continue-list="list114949418597010" text:style-name="WWNum3">
        <text:list-item>
          <text:list>
            <text:list-item>
              <text:p text:style-name="P46">Navigation Hierarchy</text:p>
            </text:list-item>
          </text:list>
        </text:list-item>
      </text:list>
      <text:p text:style-name="P30"><text:bookmark text:name="_2u6wntf"/>Provide a diagram of the navigation hierarchy that shows how a user moves through the user interface.</text:p>
      <text:list xml:id="list114947830922274" text:continue-numbering="true" text:style-name="WWNum3">
        <text:list-item>
          <text:list>
            <text:list-item>
              <text:list>
                <text:list-item>
                  <text:p text:style-name="P49"><text:soft-page-break/>Screen [x.1]</text:p>
                </text:list-item>
              </text:list>
            </text:list-item>
          </text:list>
        </text:list-item>
      </text:list>
      <text:p text:style-name="P30">Provide the layout of all input data screens or graphical user interfaces. Provide a graphic representation of each interface, for example, a low-resolution screenshot. Define all data elements associated with each screen or GUI, or reference the data dictionary. </text:p>
      <text:list xml:id="list114948575199151" text:continue-list="list114949276207500" text:style-name="WWNum1">
        <text:list-item>
          <text:p text:style-name="P66"><text:bookmark text:name="_19c6y18"/>Label each data input screens and/or graphical user interface. </text:p>
        </text:list-item>
      </text:list>
      <text:list xml:id="list114948195001644" text:continue-list="list114947830922274" text:style-name="WWNum3">
        <text:list-item>
          <text:list>
            <text:list-item>
              <text:list>
                <text:list-item>
                  <text:p text:style-name="P49">Screen [x.2]</text:p>
                </text:list-item>
              </text:list>
            </text:list-item>
          </text:list>
        </text:list-item>
      </text:list>
      <text:p text:style-name="P30"><text:bookmark text:name="_3tbugp1"/>Provide a graphic representation of each interface, for example, a low-resolution screenshot. Define all data elements associated with each screen or GUI, or reference the data dictionary. </text:p>
      <text:list xml:id="list114948160100245" text:continue-numbering="true" text:style-name="WWNum3">
        <text:list-item>
          <text:list>
            <text:list-item>
              <text:list>
                <text:list-item>
                  <text:p text:style-name="P49">Screen [x.3]</text:p>
                </text:list-item>
              </text:list>
            </text:list-item>
          </text:list>
        </text:list-item>
      </text:list>
      <text:p text:style-name="P30">Provide a graphic representation of each interface, for example, a low-resolution screenshot. Define all data elements associated with each screen or GUI, or reference the data dictionary. </text:p>
      <text:p text:style-name="P30"><text:bookmark text:name="_28h4qwu"/></text:p>
      <text:list xml:id="list114949144056946" text:continue-numbering="true" text:style-name="WWNum3">
        <text:list-item>
          <text:p text:style-name="P45">System Integrity Controls </text:p>
        </text:list-item>
      </text:list>
      <text:p text:style-name="P30">System designers should give consideration to integrity controls in order to restrict the loss, misuse, modification of, or unauthorized access to information that could affect the company, client, or its customers.</text:p>
      <text:p text:style-name="P30">With this in mind, ensure that the following minimum levels of control are included:</text:p>
      <text:list xml:id="list114948243098090" text:continue-list="list114949061728965" text:style-name="WWNum2">
        <text:list-item>
          <text:p text:style-name="P65">Ability to identify audit information by user identification, network terminal identification, date, time, and data accessed or changed</text:p>
        </text:list-item>
        <text:list-item>
          <text:p text:style-name="P65">Audit procedures to meet control, reporting, and retention period requirements </text:p>
        </text:list-item>
        <text:list-item>
          <text:p text:style-name="P65">Controls to restrict access of critical data items</text:p>
        </text:list-item>
        <text:list-item>
          <text:p text:style-name="P65"><text:bookmark text:name="_nmf14n"/>Verification processes for additions, deletions, or updates of critical data</text:p>
        </text:list-item>
      </text:list>
      <text:list xml:id="list114948089038510" text:continue-list="list114949144056946" text:style-name="WWNum3">
        <text:list-item>
          <text:p text:style-name="P45">Appendix A</text:p>
        </text:list-item>
      </text:list>
      <text:p text:style-name="P30"><text:bookmark text:name="_37m2jsg"/>Attach any addition information that supplements the design specification.</text:p>
      <text:list xml:id="list114949439163405" text:continue-numbering="true" text:style-name="WWNum3">
        <text:list-item>
          <text:list>
            <text:list-item>
              <text:p text:style-name="P46">Requirements Traceability Matrix</text:p>
            </text:list-item>
          </text:list>
        </text:list-item>
      </text:list>
      <text:p text:style-name="P30"><text:bookmark text:name="_1mrcu09"/>Include a Requirements Traceability Matrix that traces modules and data structures to the software requirements.</text:p>
      <text:list xml:id="list114949393745258" text:continue-numbering="true" text:style-name="WWNum3">
        <text:list-item>
          <text:list>
            <text:list-item>
              <text:p text:style-name="P46">Packaging and Installation</text:p>
            </text:list-item>
          </text:list>
        </text:list-item>
      </text:list>
      <text:p text:style-name="P30"><text:bookmark text:name="_46r0co2"/>Outline any special considerations for software packaging and installation.</text:p>
      <text:list xml:id="list114947729131001" text:continue-numbering="true" text:style-name="WWNum3">
        <text:list-item>
          <text:list>
            <text:list-item>
              <text:p text:style-name="P46">Design Metrics</text:p>
            </text:list-item>
          </text:list>
        </text:list-item>
      </text:list>
      <text:p text:style-name="P30"><text:bookmark text:name="_2lwamvv"/>Describe all metrics to be used during the design activity.</text:p>
      <text:list xml:id="list114947822087863" text:continue-numbering="true" text:style-name="WWNum3">
        <text:list-item>
          <text:list>
            <text:list-item>
              <text:p text:style-name="P46">Glossary of Terms</text:p>
            </text:list-item>
          </text:list>
        </text:list-item>
      </text:list>
      <text:p text:style-name="P30">Identify all terms that establish meaning within the context of the plan. </text:p>
      <table:table table:name="Table10" table:style-name="Table10">
        <table:table-column table:style-name="Table10.A"/>
        <table:table-column table:style-name="Table10.B"/>
        <table:table-row table:style-name="Table10.1">
          <table:table-cell table:style-name="Table10.A1" office:value-type="string">
            <text:p text:style-name="P14">Term</text:p>
          </table:table-cell>
          <table:table-cell table:style-name="Table10.A1" office:value-type="string">
            <text:p text:style-name="P14">Meaning</text:p>
          </table:table-cell>
        </table:table-row>
        <table:table-row table:style-name="Table10.1">
          <table:table-cell table:style-name="Table10.A2" office:value-type="string">
            <text:p text:style-name="P14"/>
          </table:table-cell>
          <table:table-cell table:style-name="Table10.B2" office:value-type="string">
            <text:p text:style-name="P14"/>
          </table:table-cell>
        </table:table-row>
        <table:table-row table:style-name="Table10.1">
          <table:table-cell table:style-name="Table10.A3" office:value-type="string">
            <text:p text:style-name="P14"/>
          </table:table-cell>
          <table:table-cell table:style-name="Table10.B3" office:value-type="string">
            <text:p text:style-name="P14"/>
          </table:table-cell>
        </table:table-row>
        <table:table-row table:style-name="Table10.1">
          <table:table-cell table:style-name="Table10.A4" office:value-type="string">
            <text:p text:style-name="P14"/>
          </table:table-cell>
          <table:table-cell table:style-name="Table10.B4" office:value-type="string">
            <text:p text:style-name="P14"/>
          </table:table-cell>
        </table:table-row>
        <table:table-row table:style-name="Table10.1">
          <table:table-cell table:style-name="Table10.A5" office:value-type="string">
            <text:p text:style-name="P14"/>
          </table:table-cell>
          <table:table-cell table:style-name="Table10.B5" office:value-type="string">
            <text:p text:style-name="P14"/>
          </table:table-cell>
        </table:table-row>
        <table:table-row table:style-name="Table10.1">
          <table:table-cell table:style-name="Table10.A6" office:value-type="string">
            <text:p text:style-name="P14"/>
          </table:table-cell>
          <table:table-cell table:style-name="Table10.B6" office:value-type="string">
            <text:p text:style-name="P14"/>
          </table:table-cell>
        </table:table-row>
      </table:table>
      <text:p text:style-name="P30"><text:bookmark text:name="_111kx3o"/>Table 1 — Glossary of Term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uckSansProduct" svg:font-family="DuckSansProduct, apple-system, BlinkMacSystemFont, 'Segoe UI', Roboto, Oxygen-Sans, Ubuntu, Cantarell, 'Helvetica Neue', Arial, 'Noto Sans', sans-serif"/>
    <style:font-face style:name="Noto Sans Symbols" svg:font-family="'Noto Sans Symbols'"/>
    <style:font-face style:name="var sds-font-family-01" svg:font-family="'var sds-font-family-01'"/>
    <style:font-face style:name="Arial3"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0pt" fo:language="en" fo:country="US"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paragraph-properties fo:margin-top="0.0835in" fo:margin-bottom="0.0835in" style:contextual-spacing="false" fo:line-height="125%" fo:text-align="start" style:justify-single-word="false" fo:orphans="2" fo:widows="2" style:writing-mode="lr-tb">
        <style:tab-stops>
          <style:tab-stop style:position="0.7874in"/>
        </style:tab-stops>
      </style:paragraph-properties>
    </style:style>
    <style:style style:name="Heading_20_1" style:display-name="Heading 1" style:family="paragraph" style:parent-style-name="normal" style:next-style-name="normal" style:class="text">
      <loext:graphic-properties draw:fill="none" draw:fill-color="#ffffff"/>
      <style:paragraph-properties fo:margin-left="0.7874in" fo:margin-right="0in" fo:margin-top="0.0417in" fo:margin-bottom="0.1665in" style:contextual-spacing="false" fo:line-height="125%" fo:text-align="start" style:justify-single-word="false" fo:keep-together="auto" fo:orphans="2" fo:widows="2" fo:text-indent="-0.7874in" style:auto-text-indent="false" fo:break-before="page" fo:background-color="transparent" fo:padding="0in" fo:border="none" style:shadow="none" fo:keep-with-next="always" style:join-border="false"/>
      <style:text-properties fo:font-variant="normal" fo:text-transform="none" fo:color="#98968a" loext:opacity="100%" style:text-line-through-style="none" style:text-line-through-type="none" style:text-position="0% 100%" style:font-name="Helvetica Neue" fo:font-family="'Helvetica Neue'" style:font-family-generic="roman" style:font-pitch="variable" fo:font-size="22pt" fo:font-style="normal" style:text-underline-style="none" fo:font-weight="bold" fo:background-color="transparent" style:font-name-asian="Helvetica Neue1" style:font-family-asian="'Helvetica Neue'" style:font-family-generic-asian="system" style:font-pitch-asian="variable" style:font-size-asian="22pt" style:font-style-asian="normal" style:font-weight-asian="bold" style:font-name-complex="Helvetica Neue1" style:font-family-complex="'Helvetica Neue'" style:font-family-generic-complex="system" style:font-pitch-complex="variable" style:font-size-complex="22pt"/>
    </style:style>
    <style:style style:name="Heading_20_2" style:display-name="Heading 2" style:family="paragraph" style:parent-style-name="normal" style:next-style-name="normal" style:class="text">
      <loext:graphic-properties draw:fill="none" draw:fill-color="#ffffff"/>
      <style:paragraph-properties fo:margin-left="0.7874in" fo:margin-right="0in" fo:margin-top="0.1665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6pt" fo:font-style="normal" style:text-underline-style="none" fo:font-weight="normal" fo:background-color="transparent" style:font-name-asian="Helvetica Neue1" style:font-family-asian="'Helvetica Neue'" style:font-family-generic-asian="system" style:font-pitch-asian="variable" style:font-size-asian="16pt" style:font-style-asian="normal" style:font-weight-asian="normal" style:font-name-complex="Helvetica Neue1" style:font-family-complex="'Helvetica Neue'" style:font-family-generic-complex="system" style:font-pitch-complex="variable" style:font-size-complex="16pt"/>
    </style:style>
    <style:style style:name="Heading_20_3" style:display-name="Heading 3" style:family="paragraph" style:parent-style-name="normal" style:next-style-name="normal" style:class="text">
      <loext:graphic-properties draw:fill="none" draw:fill-color="#ffffff"/>
      <style:paragraph-properties fo:margin-left="0.7874in" fo:margin-right="0in" fo:margin-top="0.1252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4pt" fo:font-style="normal" style:text-underline-style="none" fo:font-weight="normal"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style>
    <style:style style:name="Heading_20_4" style:display-name="Heading 4" style:family="paragraph" style:parent-style-name="normal" style:next-style-name="normal" style:class="text">
      <loext:graphic-properties draw:fill="none" draw:fill-color="#ffffff"/>
      <style:paragraph-properties fo:margin-left="0.7874in" fo:margin-right="0in" fo:margin-top="0.1665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2pt" fo:font-style="normal" style:text-underline-style="none" fo:font-weight="normal"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style>
    <style:style style:name="Heading_20_5" style:display-name="Heading 5" style:family="paragraph" style:parent-style-name="normal" style:next-style-name="normal" style:class="text">
      <loext:graphic-properties draw:fill="none" draw:fill-color="#ffffff"/>
      <style:paragraph-properties fo:margin-left="0.7874in" fo:margin-right="0in" fo:margin-top="0.1665in" fo:margin-bottom="0.0417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0pt" fo:font-style="normal" style:text-underline-style="none" fo:font-weight="normal" fo:background-color="transparent"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style>
    <style:style style:name="Heading_20_6" style:display-name="Heading 6" style:family="paragraph" style:parent-style-name="normal" style:next-style-name="normal" style:class="text">
      <loext:graphic-properties draw:fill="none" draw:fill-color="#ffffff"/>
      <style:paragraph-properties fo:margin-left="0.7874in" fo:margin-right="0in" fo:margin-top="0.1665in" fo:margin-bottom="0.0417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uto" style:join-border="false"/>
      <style:text-properties fo:font-variant="normal" fo:text-transform="none" fo:color="#28228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position="0% 100%" style:font-name="Arial" fo:font-family="Arial" style:font-family-generic="roman" style:font-pitch="variable" fo:font-style="normal" fo:font-weight="bold"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style>
    <style:style style:name="ListLabel_20_2" style:display-name="ListLabel 2" style:family="text">
      <style:text-properties style:text-position="0% 100%" fo:font-style="normal" fo:font-weight="bold" style:font-name-asian="Noto Sans Symbols1" style:font-family-asian="'Noto Sans Symbols'" style:font-family-generic-asian="system" style:font-pitch-asian="variable" style:font-style-asian="normal" style:font-weight-asian="bold" style:font-name-complex="Noto Sans Symbols1" style:font-family-complex="'Noto Sans Symbols'" style:font-family-generic-complex="system" style:font-pitch-complex="variable"/>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color="#000000" loext:opacity="100%"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fo:color="#1155cc" loext:opacity="100%" fo:font-size="8pt" fo:font-style="italic" style:text-underline-style="solid" style:text-underline-width="auto" style:text-underline-color="font-color" style:font-size-asian="8pt" style:font-style-asian="italic"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NOTE: " style:num-format="1">
        <style:list-level-properties text:list-level-position-and-space-mode="label-alignment">
          <style:list-level-label-alignment text:label-followed-by="listtab" fo:text-indent="-0.55in" fo:margin-left="0.5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number text:level="3" text:style-name="ListLabel_20_3" style:num-suffix=")" style:num-format="a" style:num-letter-sync="true">
        <style:list-level-properties text:list-level-position-and-space-mode="label-alignment">
          <style:list-level-label-alignment text:label-followed-by="listtab" fo:text-indent="-0.25in" fo:margin-left="1.625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7874in" fo:margin-left="0.7874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7874in" fo:margin-left="0.7874in"/>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0.7874in" fo:margin-left="0.7874in"/>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0.7874in" fo:margin-left="0.7874in"/>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0.7874in" fo:margin-left="0.7874in"/>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0.7874in" fo:margin-left="0.7874in"/>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style:font-name-asian="Helvetica Neue1" style:font-size-asian="10pt" style:font-style-asian="normal" style:font-weight-asian="normal" style:font-name-complex="Helvetica Neue1" style:font-size-complex="10pt"/>
    </style:style>
    <style:style style:name="MP2"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MP3"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MP4"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MP5"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MP6"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MP7"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style>
    <style:style style:name="MP8"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officeooo:paragraph-rsid="0009e164" fo:background-color="transparent" style:font-name-asian="Helvetica Neue1" style:font-size-asian="10pt" style:font-style-asian="normal" style:font-weight-asian="normal" style:font-name-complex="Helvetica Neue1" style:font-size-complex="10pt"/>
    </style:style>
    <style:style style:name="MP9"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style>
    <style:style style:name="MP10"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officeooo:paragraph-rsid="0009e164"/>
    </style:style>
    <style:style style:name="MT1"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loext:char-shading-value="0" style:font-name-asian="Helvetica Neue1" style:font-size-asian="8pt" style:font-style-asian="normal" style:font-weight-asian="normal" style:font-name-complex="Helvetica Neue1" style:font-size-complex="8pt"/>
    </style:style>
    <style:style style:name="MT2" style:family="text">
      <style:text-properties fo:color="#282282" loext:opacity="100%" style:font-name="Helvetica Neue" fo:font-size="8pt" style:font-name-asian="Helvetica Neue1" style:font-size-asian="8pt" style:font-name-complex="Helvetica Neue1" style:font-size-complex="8pt"/>
    </style:style>
    <style:style style:name="MT3" style:family="text">
      <style:text-properties fo:color="#282282" loext:opacity="100%" style:font-name="Helvetica Neue" fo:font-size="8pt" officeooo:rsid="0009e164" style:font-name-asian="Helvetica Neue1" style:font-size-asian="8pt" style:font-name-complex="Helvetica Neue1" style:font-size-complex="8pt"/>
    </style:style>
    <style:style style:name="MT4" style:family="text">
      <style:text-properties fo:color="#282282" loext:opacity="100%" style:font-name="Helvetica Neue" style:font-name-asian="Helvetica Neue1" style:font-name-complex="Helvetica Neue1"/>
    </style:style>
    <style:style style:name="MT5" style:family="text">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loext:char-shading-value="0" style:font-name-asian="Helvetica Neue1" style:font-size-asian="10pt" style:font-style-asian="normal" style:font-weight-asian="normal" style:font-name-complex="Helvetica Neue1" style:font-size-complex="10pt"/>
    </style:style>
    <style:style style:name="MT6" style:family="text">
      <style:text-properties fo:color="#282282" loext:opacity="100%" style:font-name="Helvetica Neue" officeooo:rsid="00132f42" style:font-name-asian="Helvetica Neue1" style:font-name-complex="Helvetica Neue1"/>
    </style:style>
    <style:style style:name="MT7" style:family="text">
      <style:text-properties style:text-position="0% 100%"/>
    </style:style>
    <style:style style:name="MT8"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officeooo:rsid="0009e164" fo:background-color="transparent" loext:char-shading-value="0" style:font-name-asian="Helvetica Neue1" style:font-size-asian="8pt" style:font-style-asian="normal" style:font-weight-asian="normal" style:font-name-complex="Helvetica Neue1" style:font-size-complex="8pt"/>
    </style:style>
    <style:style style:name="MT9"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officeooo:rsid="00132f42" fo:background-color="transparent" loext:char-shading-value="0" style:font-name-asian="Helvetica Neue1" style:font-size-asian="8pt" style:font-style-asian="normal" style:font-weight-asian="normal" style:font-name-complex="Helvetica Neue1" style:font-size-complex="8pt"/>
    </style:style>
    <style:page-layout style:name="Mpm1">
      <style:page-layout-properties fo:page-width="8.5in" fo:page-height="11in" style:num-format="1" style:print-orientation="portrait" fo:margin-top="0.4902in" fo:margin-bottom="0.4902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98in" fo:margin-left="0in" fo:margin-right="0in" fo:margin-bottom="0.4701in" style:dynamic-spacing="true"/>
      </style:header-style>
      <style:footer-style>
        <style:header-footer-properties fo:min-height="0.5098in" fo:margin-left="0in" fo:margin-right="0in" fo:margin-top="0.4701in" style:dynamic-spacing="true"/>
      </style:footer-style>
    </style:page-layout>
    <style:page-layout style:name="Mpm2">
      <style:page-layout-properties fo:page-width="8.5in" fo:page-height="11in" style:num-format="1" style:print-orientation="portrait" fo:margin-top="0.4902in" fo:margin-bottom="0.4902in" fo:margin-left="1in" fo:margin-right="1in" style:writing-mode="lr-tb" style:layout-grid-color="#c0c0c0" style:layout-grid-lines="22911"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98in" fo:margin-left="0in" fo:margin-right="0in" fo:margin-bottom="0.4701in" style:dynamic-spacing="true"/>
      </style:header-style>
      <style:footer-style>
        <style:header-footer-properties fo:min-height="0.4898in" fo:margin-left="0in" fo:margin-right="0in" fo:margin-top="0.4508in" style:dynamic-spacing="true"/>
      </style:footer-style>
    </style:page-layout>
    <style:page-layout style:name="Mpm3">
      <style:page-layout-properties fo:page-width="8.5in" fo:page-height="11in" style:num-format="1" style:print-orientation="portrait" fo:margin-top="0.4925in" fo:margin-bottom="0.4925in" fo:margin-left="1in" fo:margin-right="1in" style:writing-mode="lr-tb" style:layout-grid-color="#c0c0c0" style:layout-grid-lines="22899"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
      </style:header>
      <style:header-left>
        <text:p text:style-name="normal"/>
      </style:header-left>
      <style:footer>
        <text:p text:style-name="MP2"/>
      </style:footer>
      <style:footer-left>
        <text:p text:style-name="MP3"><text:tab/>© Company 2008. All rights reserved.</text:p>
        <text:p text:style-name="MP4"><text:span text:style-name="MT1">Page </text:span><text:page-number text:select-page="current">0</text:page-number><text:span text:style-name="MT1"><text:s/>of </text:span><text:page-count>26</text:page-count><text:span text:style-name="MT1"><text:tab/>Document Name</text:span></text:p>
      </style:footer-left>
    </style:master-page>
    <style:master-page style:name="Converted1" style:page-layout-name="Mpm2">
      <style:header>
        <text:p text:style-name="MP1"/>
      </style:header>
      <style:header-left>
        <text:p text:style-name="normal"/>
      </style:header-left>
      <style:footer>
        <text:p text:style-name="MP2"/>
      </style:footer>
      <style:footer-left>
        <text:p text:style-name="MP5">Document Name:FleetControl <text:s/>Design Document</text:p>
        <text:p text:style-name="MP6"><text:span text:style-name="MT1">© </text:span><text:span text:style-name="MT2">Paul M. Summitt</text:span><text:span text:style-name="MT1"> 20</text:span><text:span text:style-name="MT2">2</text:span><text:span text:style-name="MT3">5</text:span><text:span text:style-name="MT1">. All rights reserved.<text:tab/>Page </text:span><text:page-number text:select-page="current">2</text:page-number><text:span text:style-name="MT1"><text:s/>of </text:span><text:page-count>26</text:page-count><text:span text:style-name="MT1"><text:tab/></text:span></text:p>
      </style:footer-left>
    </style:master-page>
    <style:master-page style:name="Converted2" style:page-layout-name="Mpm3">
      <style:header>
        <text:p text:style-name="MP7"><text:span text:style-name="MT4">Paul M. Summitt</text:span><text:span text:style-name="MT5"><text:tab/>Design Document<text:tab/><text:line-break/></text:span><text:span text:style-name="MT4">FleetControl</text:span><text:span text:style-name="MT5"><text:tab/></text:span><text:span text:style-name="MT4">0.</text:span><text:span text:style-name="MT6">2</text:span></text:p>
      </style:header>
      <style:header-left>
        <text:p text:style-name="MP8">Paul M. Summitt<text:tab/>Design Document</text:p>
      </style:header-left>
      <style:footer>
        <text:p text:style-name="MP9"><text:span text:style-name="MT1">Document Name: Design Document <text:s text:c="13"/>Page </text:span><text:span text:style-name="MT7"><text:page-number text:select-page="current">25</text:page-number></text:span><text:span text:style-name="MT1"><text:s/>of </text:span><text:span text:style-name="MT7"><text:page-count>26</text:page-count></text:span><text:span text:style-name="MT1"><text:tab/>© </text:span><text:span text:style-name="MT8">Paul M. Summitt 202</text:span><text:span text:style-name="MT9">4-26</text:span><text:span text:style-name="MT1">. All rights reserved <text:tab/></text:span></text:p>
      </style:footer>
      <style:footer-left>
        <text:p text:style-name="MP10"><text:span text:style-name="MT1">Document Name:FleetControl <text:s/>Design Document <text:s text:c="22"/>Page </text:span><text:span text:style-name="MT1"><text:page-number text:select-page="current">26</text:page-number></text:span><text:span text:style-name="MT1"><text:s/>of </text:span><text:span text:style-name="MT1"><text:page-count>26</text:page-count></text:span><text:span text:style-name="MT1"><text:s text:c="30"/>© </text:span><text:span text:style-name="MT2">Paul M. Summitt</text:span><text:span text:style-name="MT1"> 20</text:span><text:span text:style-name="MT2">2</text:span><text:span text:style-name="MT3">5</text:span><text:span text:style-name="MT1">. All rights reserved.<text:tab/><text:tab/></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6-03-02T11:49:44.324491315</dc:date>
    <meta:editing-duration>PT9H9M</meta:editing-duration>
    <meta:editing-cycles>9</meta:editing-cycles>
    <dc:subject>Fleet Control</dc:subject>
    <dc:title>FleetControl Design Document</dc:title>
    <dc:creator>Paul Summitt</dc:creator>
    <meta:document-statistic meta:table-count="10" meta:image-count="0" meta:object-count="0" meta:page-count="26" meta:paragraph-count="410" meta:word-count="3872" meta:character-count="26740" meta:non-whitespace-character-count="23256"/>
  </office:meta>
</office:document-meta>
</file>